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070696577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Footer">
      <style:paragraph-properties fo:background-color="transparent">
        <style:background-image/>
      </style:paragraph-properties>
      <style:text-properties fo:color="#b80047"/>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3" style:family="paragraph" style:parent-style-name="Table_20_Contents">
      <style:paragraph-properties fo:text-align="center" style:justify-single-word="false"/>
      <style:text-properties style:font-name="HelveticaNeueLT Std2" fo:font-size="14pt" officeooo:rsid="00153154" officeooo:paragraph-rsid="00153154" style:font-size-asian="14pt" style:font-size-complex="14pt"/>
    </style:style>
    <style:style style:name="P14" style:family="paragraph" style:parent-style-name="Table_20_Contents">
      <style:paragraph-properties fo:text-align="center" style:justify-single-word="false"/>
      <style:text-properties style:font-name="HelveticaNeueLT Std2" fo:font-size="14pt" officeooo:rsid="00165c29" officeooo:paragraph-rsid="00165c29" style:font-size-asian="14pt" style:font-size-complex="14pt"/>
    </style:style>
    <style:style style:name="P15"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7"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8" style:family="paragraph" style:parent-style-name="Text_20_body">
      <style:paragraph-properties fo:text-align="justify" style:justify-single-word="false"/>
      <style:text-properties style:text-underline-style="none" officeooo:paragraph-rsid="001a9e92" style:text-underline-mode="continuous" style:text-overline-mode="continuous" style:text-line-through-mode="continuous" fo:background-color="transparent"/>
    </style:style>
    <style:style style:name="P19" style:family="paragraph" style:parent-style-name="Text_20_body">
      <style:text-properties style:text-underline-style="none" officeooo:paragraph-rsid="001a9e92" style:text-underline-mode="continuous" style:text-overline-mode="continuous" style:text-line-through-mode="continuous" fo:background-color="transparent"/>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justify" style:justify-single-word="false"/>
    </style:style>
    <style:style style:name="P22" style:family="paragraph" style:parent-style-name="Text_20_body">
      <style:text-properties officeooo:paragraph-rsid="001a9e92"/>
    </style:style>
    <style:style style:name="P23" style:family="paragraph" style:parent-style-name="Text_20_body">
      <style:paragraph-properties fo:text-align="justify" style:justify-single-word="false" fo:break-before="page"/>
      <style:text-properties style:text-underline-style="none"/>
    </style:style>
    <style:style style:name="P24" style:family="paragraph" style:parent-style-name="Text_20_body" style:list-style-name="L194">
      <style:paragraph-properties fo:text-align="justify" style:justify-single-word="false"/>
      <style:text-properties style:text-underline-style="none"/>
    </style:style>
    <style:style style:name="P25" style:family="paragraph" style:parent-style-name="Text_20_body" style:list-style-name="L195">
      <style:paragraph-properties fo:text-align="justify" style:justify-single-word="false"/>
      <style:text-properties style:text-underline-style="none"/>
    </style:style>
    <style:style style:name="P26" style:family="paragraph" style:parent-style-name="Heading_20_1" style:list-style-name="">
      <style:paragraph-properties fo:text-align="justify" style:justify-single-word="false">
        <style:tab-stops/>
        <style:drop-cap/>
      </style:paragraph-properties>
      <style:text-properties style:text-underline-style="none"/>
    </style:style>
    <style:style style:name="P27"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8" style:family="paragraph" style:parent-style-name="Heading_20_1">
      <style:paragraph-properties fo:text-align="justify" style:justify-single-word="false" fo:break-before="page"/>
      <style:text-properties style:text-underline-style="non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Contents_20_Heading">
      <style:paragraph-properties fo:break-before="page"/>
    </style:style>
    <style:style style:name="P32" style:family="paragraph" style:parent-style-name="Heading_20_2">
      <style:text-properties officeooo:paragraph-rsid="001a9e92"/>
    </style:style>
    <style:style style:name="P33" style:family="paragraph" style:parent-style-name="Heading_20_2">
      <style:paragraph-properties fo:text-align="justify" style:justify-single-word="false"/>
      <style:text-properties style:text-underline-style="none"/>
    </style:style>
    <style:style style:name="P34" style:family="paragraph" style:parent-style-name="Heading_20_2">
      <style:paragraph-properties fo:text-align="justify" style:justify-single-word="false" fo:break-before="page"/>
      <style:text-properties style:text-underline-style="non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agraph-properties fo:text-align="cente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ffffff" style:font-name="HelveticaNeueLT Std2"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159b6b"/>
    </style:style>
    <style:style style:name="T4" style:family="text">
      <style:text-properties style:text-underline-style="none" officeooo:rsid="0017923b"/>
    </style:style>
    <style:style style:name="T5" style:family="text">
      <style:text-properties officeooo:rsid="00153154"/>
    </style:style>
    <style:style style:name="T6" style:family="text">
      <style:text-properties officeooo:rsid="00159b6b"/>
    </style:style>
    <style:style style:name="T7" style:family="text">
      <style:text-properties officeooo:rsid="00165c29"/>
    </style:style>
    <style:style style:name="T8" style:family="text">
      <style:text-properties officeooo:rsid="0017617e"/>
    </style:style>
    <style:style style:name="T9" style:family="text">
      <style:text-properties officeooo:rsid="00192d57"/>
    </style:style>
    <style:style style:name="T10" style:family="text">
      <style:text-properties officeooo:rsid="001a7ce0"/>
    </style:style>
    <style:style style:name="T11" style:family="text">
      <style:text-properties officeooo:rsid="001a9e92"/>
    </style:style>
    <style:style style:name="T12" style:family="text">
      <style:text-properties officeooo:rsid="001cd548"/>
    </style:style>
    <style:style style:name="T13"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51cm" fo:min-width="4.02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f"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f" draw:marker-start="" draw:marker-start-width="0.199cm" draw:marker-start-center="false" draw:marker-end="" draw:marker-end-width="0.199cm" draw:marker-end-center="false" draw:fill="solid" draw:fill-color="#ffcc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64" draw:style-name="gr4" draw:text-style-name="P36" svg:width="21.139cm" svg:height="29.922cm" svg:x="-3.422cm" svg:y="-2.986cm"><text:p/></draw:rect>CathyMini</text:p>
      <text:p text:style-name="P8">Projet d'intégration ECOM</text:p>
      <text:p text:style-name="P6"/>
      <text:p text:style-name="P7"/>
      <text:p text:style-name="P7"/>
      <text:p text:style-name="P7"/>
      <text:p text:style-name="P7"/>
      <text:p text:style-name="P3">IHM Abstrait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text:p>
          </table:table-cell>
          <table:table-cell table:style-name="Tableau1.A1" office:value-type="string">
            <text:p text:style-name="P15">Date</text:p>
          </table:table-cell>
          <table:table-cell table:style-name="Tableau1.C1" office:value-type="string">
            <text:p text:style-name="P15">Description</text:p>
          </table:table-cell>
        </table:table-row>
        <table:table-row>
          <table:table-cell table:style-name="Tableau1.A2" office:value-type="string">
            <text:p text:style-name="P16">Anaelle <text:span text:style-name="T5">Bernard</text:span></text:p>
          </table:table-cell>
          <table:table-cell table:style-name="Tableau1.A2" office:value-type="string">
            <text:p text:style-name="P16">03/11/13</text:p>
          </table:table-cell>
          <table:table-cell table:style-name="Tableau1.C2" office:value-type="string">
            <text:p text:style-name="P16">Version Initiale</text:p>
          </table:table-cell>
        </table:table-row>
        <table:table-row>
          <table:table-cell table:style-name="Tableau1.A2" office:value-type="string">
            <text:p text:style-name="P12">Anaelle <text:span text:style-name="T5">Bernard</text:span></text:p>
          </table:table-cell>
          <table:table-cell table:style-name="Tableau1.A2" office:value-type="string">
            <text:p text:style-name="P12">05/12/13</text:p>
          </table:table-cell>
          <table:table-cell table:style-name="Tableau1.C2" office:value-type="string">
            <text:p text:style-name="P12">Avancement</text:p>
          </table:table-cell>
        </table:table-row>
        <table:table-row>
          <table:table-cell table:style-name="Tableau1.A2" office:value-type="string">
            <text:p text:style-name="P12">Anaelle <text:span text:style-name="T5">Bernard</text:span></text:p>
          </table:table-cell>
          <table:table-cell table:style-name="Tableau1.A2" office:value-type="string">
            <text:p text:style-name="P12">12/12/13</text:p>
          </table:table-cell>
          <table:table-cell table:style-name="Tableau1.C2" office:value-type="string">
            <text:p text:style-name="P12">Finalisation</text:p>
          </table:table-cell>
        </table:table-row>
        <table:table-row>
          <table:table-cell table:style-name="Tableau1.A2" office:value-type="string">
            <text:p text:style-name="P13">Florent Huguet, <text:span text:style-name="T11">Corentin Dijoux</text:span></text:p>
          </table:table-cell>
          <table:table-cell table:style-name="Tableau1.A2" office:value-type="string">
            <text:p text:style-name="P13">13/12/13</text:p>
          </table:table-cell>
          <table:table-cell table:style-name="Tableau1.C2" office:value-type="string">
            <text:p text:style-name="P13">Validation</text:p>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1">Table des matières</text:p>
          </text:index-title>
          <text:p text:style-name="P29"><text:s/>1 Introduction<text:tab/>4</text:p>
          <text:p text:style-name="P35"><text:s/>1.1 Objet du document<text:tab/>4</text:p>
          <text:p text:style-name="P35"><text:s/>1.2 Références<text:tab/>4</text:p>
          <text:p text:style-name="P29"><text:s/>2 Schéma général<text:tab/>4</text:p>
          <text:p text:style-name="P29"><text:s/>3 Schémas détaillés côté client<text:tab/>6</text:p>
          <text:p text:style-name="P35"><text:s/>3.1 Les pop-up<text:tab/>6</text:p>
          <text:p text:style-name="P35"><text:s/>3.2 Page d’accueil<text:tab/>8</text:p>
          <text:p text:style-name="P35"><text:s/>3.3 Page des produits<text:tab/>9</text:p>
          <text:p text:style-name="P35"><text:s/>3.4 Élément panier<text:tab/>10</text:p>
          <text:p text:style-name="P35"><text:s/>3.5 Élément abonnement<text:tab/>10</text:p>
          <text:p text:style-name="P35"><text:s/>3.6 Page du compte<text:tab/>11</text:p>
          <text:p text:style-name="P35"><text:s/>3.7 Page de payement<text:tab/>13</text:p>
          <text:p text:style-name="P29"><text:s/>4 Schémas détaillés côté administrateur<text:tab/>14</text:p>
          <text:p text:style-name="P35"><text:s/>4.1 Page du DashBoard<text:tab/>14</text:p>
          <text:p text:style-name="P35"><text:s/>4.2 Page des produits<text:tab/>14</text:p>
          <text:p text:style-name="P35"><text:s/>4.3 Page de consultation des utilisateurs<text:tab/>15</text:p>
          <text:p text:style-name="P35"><text:s/>4.4 Page de consultation des abonnements<text:tab/>15</text:p>
          <text:p text:style-name="P35"><text:s/>4.5 Pop-up <text:tab/>16</text:p>
        </text:index-body>
      </text:table-of-content>
      <text:p text:style-name="P4"/>
      <text:h text:style-name="P27" text:outline-level="1">Introduction</text:h>
      <text:h text:style-name="P32" text:outline-level="2">Objet du document</text:h>
      <text:p text:style-name="P22"/>
      <text:p text:style-name="P19"><text:tab/>Nous avons construit notre site internet suivant les IHM abstraites suivantes. Dans un premier temps nous verrons un schéma global illustrant l’ensemble des pages du site. Puis dans un second temps, nous nous pencherons sur chaque page pour voir les détails.</text:p>
      <text:p text:style-name="P22"/>
      <text:h text:style-name="P32" text:outline-level="2">Références</text:h>
      <text:p text:style-name="P22"/>
      <text:p text:style-name="P22"><text:tab/>- Document de conception des IMH <text:span text:style-name="T11">concrète</text:span><text:span text:style-name="T12">s</text:span> de CathyMini</text:p>
      <text:p text:style-name="P22"><text:tab/>- Charte Graphique de CathyMini</text:p>
      <text:p text:style-name="P18"/>
      <text:p text:style-name="P17"/>
      <text:h text:style-name="Heading_20_1" text:outline-level="1">Schéma général</text:h>
      <text:p text:style-name="Text_20_body"><text:tab/>Pour la signification des couleurs, nous avons choisi de mettre en jaune les éléments que nous considérons comme des pages dans nos graphiques, mais qui sont en réalité des éléments d’une page déjà existante tel que les onglets. En rouge, nous avons la représentation des liens que nous considérons comme des pop-u<text:span text:style-name="T6">p </text:span>et en bleu les pages. Le premier graphique correspond au c<text:span text:style-name="T6">ô</text:span>té administrateur et le second au c<text:span text:style-name="T6">ô</text:span>té client du site.</text:p>
      <text:p text:style-name="P9"/>
      <text:p text:style-name="P9"><draw:g text:anchor-type="paragraph" draw:z-index="87" draw:style-name="gr5"><draw:custom-shape draw:style-name="gr24" draw:text-style-name="P42" xml:id="id144" draw:id="id144" svg:width="3.029cm" svg:height="0.966cm" svg:x="6.558cm" svg:y="2.777cm"><text:p text:style-name="P38"><text:span text:style-name="T14">DashBoard</text:span></text:p><draw:enhanced-geometry svg:viewBox="0 0 21600 21600" draw:type="rectangle" draw:enhanced-path="M 0 0 L 21600 0 21600 21600 0 21600 0 0 Z N"/></draw:custom-shape><draw:custom-shape draw:style-name="gr24" draw:text-style-name="P42" xml:id="id145" draw:id="id145" svg:width="3.648cm" svg:height="1.038cm" svg:x="6.016cm" svg:y="0.108cm"><text:p text:style-name="P38"><text:span text:style-name="T14">Produits_Admin</text:span></text:p><draw:enhanced-geometry svg:viewBox="0 0 21600 21600" draw:type="rectangle" draw:enhanced-path="M 0 0 L 21600 0 21600 21600 0 21600 0 0 Z N"/></draw:custom-shape><draw:custom-shape draw:style-name="gr23" draw:text-style-name="P42" xml:id="id146" draw:id="id146" svg:width="3.105cm" svg:height="0.892cm" svg:x="11.915cm" svg:y="1.219cm"><text:p text:style-name="P38"><text:span text:style-name="T14">saisirProduit</text:span></text:p><draw:enhanced-geometry svg:viewBox="0 0 21600 21600" draw:type="rectangle" draw:enhanced-path="M 0 0 L 21600 0 21600 21600 0 21600 0 0 Z N"/></draw:custom-shape><draw:connector draw:style-name="gr25" draw:text-style-name="P43" draw:type="curve" svg:x1="8.072cm" svg:y1="2.776cm" svg:x2="7.84cm" svg:y2="1.145cm" draw:start-shape="id144" draw:start-glue-point="0" draw:end-shape="id145" draw:end-glue-point="2" svg:d="m8072 2776c0-1224-232-409-232-1631" svg:viewBox="0 0 233 1633"><text:p/></draw:connector><draw:connector draw:style-name="gr25" draw:text-style-name="P43" draw:type="curve" svg:x1="9.664cm" svg:y1="0.627cm" svg:x2="11.915cm" svg:y2="1.664cm" draw:start-shape="id145" draw:start-glue-point="1" draw:end-shape="id146" draw:end-glue-point="3" svg:d="m9664 627c1688 0 563 1037 2251 1037" svg:viewBox="0 0 2252 1039"><text:p/></draw:connector><draw:custom-shape draw:style-name="gr24" draw:text-style-name="P42" xml:id="id147" draw:id="id147" svg:width="2.562cm" svg:height="0.595cm" svg:x="15.719cm" svg:y="4.482cm"><text:p text:style-name="P38"><text:span text:style-name="T14">Utilisateurs</text:span></text:p><draw:enhanced-geometry svg:viewBox="0 0 21600 21600" draw:type="rectangle" draw:enhanced-path="M 0 0 L 21600 0 21600 21600 0 21600 0 0 Z N"/></draw:custom-shape><draw:custom-shape draw:style-name="gr24" draw:text-style-name="P42" xml:id="id148" draw:id="id148" svg:width="3.336cm" svg:height="0.742cm" svg:x="-0.893cm" svg:y="3.593cm"><text:p text:style-name="P38"><text:span text:style-name="T14">Abonnements</text:span></text:p><draw:enhanced-geometry svg:viewBox="0 0 21600 21600" draw:type="rectangle" draw:enhanced-path="M 0 0 L 21600 0 21600 21600 0 21600 0 0 Z N"/></draw:custom-shape><draw:connector draw:style-name="gr25" draw:text-style-name="P43" draw:type="curve" svg:x1="17cm" svg:y1="4.482cm" svg:x2="7.84cm" svg:y2="1.145cm" draw:start-shape="id147" draw:start-glue-point="0" draw:end-shape="id145" draw:end-glue-point="2" svg:d="m17000 4482c0-2503-9160-834-9160-3337" svg:viewBox="0 0 9162 3339"><text:p/></draw:connector><draw:connector draw:style-name="gr25" draw:text-style-name="P43" draw:type="curve" svg:x1="0.774cm" svg:y1="3.593cm" svg:x2="7.84cm" svg:y2="1.145cm" draw:start-shape="id148" draw:start-glue-point="0" draw:end-shape="id145" draw:end-glue-point="2" svg:d="m774 3593c0-1836 7066-612 7066-2448" svg:viewBox="0 0 7068 2450"><text:p/></draw:connector><draw:connector draw:style-name="gr25" draw:text-style-name="P43" draw:type="curve" svg:x1="2.443cm" svg:y1="3.964cm" svg:x2="15.72cm" svg:y2="4.779cm" draw:start-shape="id148" draw:start-glue-point="1" draw:end-shape="id147" draw:end-glue-point="3" svg:d="m2443 3964c9955 0 3318 815 13277 815" svg:viewBox="0 0 13279 817"><text:p/></draw:connector><draw:connector draw:style-name="gr25" draw:text-style-name="P43" draw:type="curve" svg:x1="0.774cm" svg:y1="3.593cm" svg:x2="6.558cm" svg:y2="3.258cm" draw:start-shape="id148" draw:start-glue-point="0" draw:end-shape="id144" draw:end-glue-point="3" svg:d="m774 3593c0-751 1863-626 2539-522s158 187 3245 187" svg:viewBox="0 0 5786 603"><text:p/></draw:connector><draw:connector draw:style-name="gr25" draw:text-style-name="P43" draw:type="curve" svg:x1="9.586cm" svg:y1="3.258cm" svg:x2="16.999cm" svg:y2="4.482cm" draw:start-shape="id144" draw:start-glue-point="1" draw:end-shape="id147" draw:end-glue-point="0" svg:d="m9586 3258c4942 0 7413 407 7413 1224" svg:viewBox="0 0 7415 1226"><text:p/></draw:connector><draw:custom-shape draw:style-name="gr23" draw:text-style-name="P42" xml:id="id149" draw:id="id149" svg:width="5.28cm" svg:height="1.038cm" svg:x="-0.662cm" svg:y="5.151cm"><text:p text:style-name="P38"><text:span text:style-name="T14">Detail_Abonnements</text:span></text:p><draw:enhanced-geometry svg:viewBox="0 0 21600 21600" draw:type="rectangle" draw:enhanced-path="M 0 0 L 21600 0 21600 21600 0 21600 0 0 Z N"/></draw:custom-shape><draw:connector draw:style-name="gr25" draw:text-style-name="P43" draw:type="curve" svg:x1="0.774cm" svg:y1="4.334cm" svg:x2="1.977cm" svg:y2="5.151cm" draw:start-shape="id148" draw:start-glue-point="2" draw:end-shape="id149" draw:end-glue-point="0" svg:d="m774 4334c0 614 1203 206 1203 817" svg:viewBox="0 0 1205 818"><text:p/></draw:connector></draw:g></text:p>
      <text:p text:style-name="P9"/>
      <text:p text:style-name="P9"/>
      <text:p text:style-name="P9"/>
      <text:h text:style-name="P28" text:outline-level="1" text:is-list-header="true"/>
      <text:p text:style-name="P20"/>
      <text:p text:style-name="P20"/>
      <text:p text:style-name="P20"><draw:g text:anchor-type="paragraph" draw:z-index="82" draw:style-name="gr5"><draw:custom-shape draw:style-name="gr23" draw:text-style-name="P42" xml:id="id104" draw:id="id104" svg:width="2.447cm" svg:height="0.565cm" svg:x="1.707cm" svg:y="0.291cm"><text:p text:style-name="P38"><text:span text:style-name="T14">Inscription</text:span></text:p><draw:enhanced-geometry svg:viewBox="0 0 21600 21600" draw:type="rectangle" draw:enhanced-path="M 0 0 L 21600 0 21600 21600 0 21600 0 0 Z N"/></draw:custom-shape><draw:custom-shape draw:style-name="gr23" draw:text-style-name="P42" xml:id="id105" draw:id="id105" svg:width="2.225cm" svg:height="0.645cm" svg:x="4.602cm" svg:y="0.212cm"><text:p text:style-name="P38"><text:span text:style-name="T14">connexion</text:span></text:p><draw:enhanced-geometry svg:viewBox="0 0 21600 21600" draw:type="rectangle" draw:enhanced-path="M 0 0 L 21600 0 21600 21600 0 21600 0 0 Z N"/></draw:custom-shape><draw:custom-shape draw:style-name="gr24" draw:text-style-name="P42" xml:id="id103" draw:id="id103" svg:width="1.856cm" svg:height="0.565cm" svg:x="1.483cm" svg:y="3.754cm"><text:p text:style-name="P38"><text:span text:style-name="T14">Accueil</text:span></text:p><draw:enhanced-geometry svg:viewBox="0 0 21600 21600" draw:type="rectangle" draw:enhanced-path="M 0 0 L 21600 0 21600 21600 0 21600 0 0 Z N"/></draw:custom-shape><draw:custom-shape draw:style-name="gr24" draw:text-style-name="P42" xml:id="id106" draw:id="id106" svg:width="2.005cm" svg:height="0.646cm" svg:x="6.16cm" svg:y="3.673cm"><text:p text:style-name="P38"><text:span text:style-name="T14">produits</text:span></text:p><draw:enhanced-geometry svg:viewBox="0 0 21600 21600" draw:type="rectangle" draw:enhanced-path="M 0 0 L 21600 0 21600 21600 0 21600 0 0 Z N"/></draw:custom-shape><draw:custom-shape draw:style-name="gr24" draw:text-style-name="P42" xml:id="id107" draw:id="id107" svg:width="1.632cm" svg:height="0.562cm" svg:x="4.082cm" svg:y="6.252cm"><text:p text:style-name="P38"><text:span text:style-name="T14">compte</text:span></text:p><draw:enhanced-geometry svg:viewBox="0 0 21600 21600" draw:type="rectangle" draw:enhanced-path="M 0 0 L 21600 0 21600 21600 0 21600 0 0 Z N"/></draw:custom-shape><draw:connector draw:style-name="gr25" draw:text-style-name="P43" draw:type="curve" svg:x1="2.411cm" svg:y1="3.755cm" svg:x2="2.93cm" svg:y2="0.856cm" draw:start-shape="id103" draw:start-glue-point="0" draw:end-shape="id104" draw:end-glue-point="2" svg:d="m2411 3755c0-2172 519-724 519-2899" svg:viewBox="0 0 520 2900"><text:p/></draw:connector><draw:connector draw:style-name="gr25" draw:text-style-name="P43" draw:type="curve" svg:x1="2.411cm" svg:y1="3.755cm" svg:x2="5.713cm" svg:y2="0.856cm" draw:start-shape="id103" draw:start-glue-point="0" draw:end-shape="id105" draw:end-glue-point="2" svg:d="m2411 3755c0-2175 3302-727 3302-2899" svg:viewBox="0 0 3304 2900"><text:p/></draw:connector><draw:connector draw:style-name="gr25" draw:text-style-name="P43" draw:type="curve" svg:x1="3.339cm" svg:y1="4.037cm" svg:x2="6.16cm" svg:y2="3.996cm" draw:start-shape="id103" draw:start-glue-point="1" draw:end-shape="id106" svg:d="m3339 4037c2117 0 707-41 2821-41" svg:viewBox="0 0 2822 42"><text:p/></draw:connector><draw:connector draw:style-name="gr25" draw:text-style-name="P43" draw:type="curve" svg:x1="2.411cm" svg:y1="4.318cm" svg:x2="4.082cm" svg:y2="6.532cm" draw:start-shape="id103" draw:start-glue-point="2" draw:end-shape="id107" draw:end-glue-point="3" svg:d="m2411 4318c0 1476 556 2214 1671 2214" svg:viewBox="0 0 1672 2215"><text:p/></draw:connector><draw:connector draw:style-name="gr25" draw:text-style-name="P43" draw:type="curve" svg:x1="7.161cm" svg:y1="4.318cm" svg:x2="5.713cm" svg:y2="6.532cm" draw:start-shape="id106" draw:start-glue-point="2" draw:end-shape="id107" draw:end-glue-point="1" svg:d="m7161 4318c0 1476-481 2214-1448 2214" svg:viewBox="0 0 1450 2215"><text:p/></draw:connector><draw:connector draw:style-name="gr25" draw:text-style-name="P43" draw:type="curve" svg:x1="7.161cm" svg:y1="3.672cm" svg:x2="6.826cm" svg:y2="0.533cm" draw:start-shape="id106" draw:start-glue-point="0" draw:end-shape="id105" draw:end-glue-point="1" svg:d="m7161 3672c0-2113 83-1760 186-2017s227-1122-521-1122" svg:viewBox="0 0 600 3141"><text:p/></draw:connector><draw:connector draw:style-name="gr25" draw:text-style-name="P43" draw:type="curve" svg:x1="7.161cm" svg:y1="3.673cm" svg:x2="2.93cm" svg:y2="0.856cm" draw:start-shape="id106" draw:start-glue-point="0" draw:end-shape="id104" draw:end-glue-point="2" svg:d="m7161 3673c0-2111-4231-703-4231-2817" svg:viewBox="0 0 4233 2819"><text:p/></draw:connector><draw:custom-shape draw:style-name="gr23" draw:text-style-name="P42" xml:id="id108" draw:id="id108" svg:width="2.969cm" svg:height="0.484cm" svg:x="10.612cm" svg:y="0.775cm"><text:p text:style-name="P38"><text:span text:style-name="T14">ajouterProduit</text:span></text:p><draw:enhanced-geometry svg:viewBox="0 0 21600 21600" draw:type="rectangle" draw:enhanced-path="M 0 0 L 21600 0 21600 21600 0 21600 0 0 Z N"/></draw:custom-shape><draw:custom-shape draw:style-name="gr23" draw:text-style-name="P42" xml:id="id109" draw:id="id109" svg:width="2.673cm" svg:height="0.724cm" svg:x="11.502cm" svg:y="2.708cm"><text:p text:style-name="P38"><text:span text:style-name="T14">produitDetail</text:span></text:p><draw:enhanced-geometry svg:viewBox="0 0 21600 21600" draw:type="rectangle" draw:enhanced-path="M 0 0 L 21600 0 21600 21600 0 21600 0 0 Z N"/></draw:custom-shape><draw:connector draw:style-name="gr25" draw:text-style-name="P43" draw:type="curve" svg:x1="8.163cm" svg:y1="3.995cm" svg:x2="10.612cm" svg:y2="1.016cm" draw:start-shape="id106" draw:start-glue-point="1" draw:end-shape="id108" draw:end-glue-point="3" svg:d="m8163 3995c1810 0 586-2979 2449-2979" svg:viewBox="0 0 2450 2981"><text:p/></draw:connector><draw:connector draw:style-name="gr25" draw:text-style-name="P43" draw:type="curve" svg:x1="14.175cm" svg:y1="3.069cm" svg:x2="13.58cm" svg:y2="1.016cm" draw:start-shape="id109" draw:start-glue-point="1" draw:end-shape="id108" draw:end-glue-point="1" svg:d="m14175 3069c769 0 1067-2053-595-2053" svg:viewBox="0 0 1214 2055"><text:p/></draw:connector><draw:connector draw:style-name="gr25" draw:text-style-name="P43" draw:type="curve" svg:x1="8.163cm" svg:y1="3.996cm" svg:x2="11.502cm" svg:y2="3.07cm" draw:start-shape="id106" draw:start-glue-point="1" draw:end-shape="id109" draw:end-glue-point="3" svg:d="m8163 3996c2489 0 820-926 3339-926" svg:viewBox="0 0 3341 928"><text:p/></draw:connector><draw:custom-shape draw:style-name="gr26" draw:text-style-name="P42" xml:id="id110" draw:id="id110" svg:width="1.19cm" svg:height="0.645cm" svg:x="11.873cm" svg:y="6.008cm"><text:p text:style-name="P38"><text:span text:style-name="T14">panier</text:span></text:p><draw:enhanced-geometry svg:viewBox="0 0 21600 21600" draw:type="rectangle" draw:enhanced-path="M 0 0 L 21600 0 21600 21600 0 21600 0 0 Z N"/></draw:custom-shape><draw:connector draw:style-name="gr25" draw:text-style-name="P43" draw:type="curve" svg:x1="8.163cm" svg:y1="3.996cm" svg:x2="12.467cm" svg:y2="6.009cm" draw:start-shape="id106" draw:start-glue-point="1" draw:end-shape="id110" draw:end-glue-point="0" svg:d="m8163 3996c2870 0 4304 670 4304 2013" svg:viewBox="0 0 4306 2014"><text:p/></draw:connector><draw:custom-shape draw:style-name="gr26" draw:text-style-name="P42" xml:id="id111" draw:id="id111" svg:width="2.821cm" svg:height="0.565cm" svg:x="8.534cm" svg:y="7.135cm"><text:p text:style-name="P38"><text:span text:style-name="T14">abonnement</text:span></text:p><draw:enhanced-geometry svg:viewBox="0 0 21600 21600" draw:type="rectangle" draw:enhanced-path="M 0 0 L 21600 0 21600 21600 0 21600 0 0 Z N"/></draw:custom-shape><draw:connector draw:style-name="gr25" draw:text-style-name="P43" draw:type="curve" svg:x1="8.163cm" svg:y1="3.996cm" svg:x2="9.943cm" svg:y2="7.136cm" draw:start-shape="id106" draw:start-glue-point="1" draw:end-shape="id111" draw:end-glue-point="0" svg:d="m8163 3996c1187 0 1780 1046 1780 3140" svg:viewBox="0 0 1782 3141"><text:p/></draw:connector><draw:custom-shape draw:style-name="gr24" draw:text-style-name="P42" xml:id="id112" draw:id="id112" svg:width="2.301cm" svg:height="0.484cm" svg:x="14.397cm" svg:y="8.262cm"><text:p text:style-name="P38"><text:span text:style-name="T14">Payement</text:span></text:p><draw:enhanced-geometry svg:viewBox="0 0 21600 21600" draw:type="rectangle" draw:enhanced-path="M 0 0 L 21600 0 21600 21600 0 21600 0 0 Z N"/></draw:custom-shape><draw:connector draw:style-name="gr25" draw:text-style-name="P43" draw:type="curve" svg:x1="13.062cm" svg:y1="6.329cm" svg:x2="15.547cm" svg:y2="8.262cm" draw:start-shape="id110" draw:start-glue-point="1" draw:end-shape="id112" draw:end-glue-point="0" svg:d="m13062 6329c1658 0 2485 644 2485 1933" svg:viewBox="0 0 2487 1935"><text:p/></draw:connector><draw:connector draw:style-name="gr25" draw:text-style-name="P43" draw:type="curve" svg:x1="11.354cm" svg:y1="7.417cm" svg:x2="14.397cm" svg:y2="8.504cm" draw:start-shape="id111" draw:start-glue-point="1" draw:end-shape="id112" draw:end-glue-point="3" svg:d="m11354 7417c2281 0 760 1087 3043 1087" svg:viewBox="0 0 3044 1088"><text:p/></draw:connector><draw:custom-shape draw:style-name="gr23" draw:text-style-name="P42" xml:id="id113" draw:id="id113" svg:width="3.34cm" svg:height="0.726cm" svg:x="14.323cm" svg:y="13.738cm"><text:p text:style-name="P38"><text:span text:style-name="T14">ajouterAdresse</text:span></text:p><draw:enhanced-geometry svg:viewBox="0 0 21600 21600" draw:type="rectangle" draw:enhanced-path="M 0 0 L 21600 0 21600 21600 0 21600 0 0 Z N"/></draw:custom-shape><draw:connector draw:style-name="gr25" draw:text-style-name="P43" draw:type="curve" svg:x1="16.697cm" svg:y1="8.504cm" svg:x2="17.662cm" svg:y2="14.099cm" draw:start-shape="id112" draw:end-shape="id113" draw:end-glue-point="1" svg:d="m16697 8504c2196 0 1713 5595 965 5595" svg:viewBox="0 0 1596 5597"><text:p/></draw:connector><draw:custom-shape draw:style-name="gr26" draw:text-style-name="P42" xml:id="id114" draw:id="id114" svg:width="3.636cm" svg:height="0.482cm" svg:x="6.53cm" svg:y="9.712cm"><text:p text:style-name="P38"><text:span text:style-name="T14">listeAbonnement</text:span></text:p><draw:enhanced-geometry svg:viewBox="0 0 21600 21600" draw:type="rectangle" draw:enhanced-path="M 0 0 L 21600 0 21600 21600 0 21600 0 0 Z N"/></draw:custom-shape><draw:custom-shape draw:style-name="gr26" draw:text-style-name="P42" xml:id="id115" draw:id="id115" svg:width="2.301cm" svg:height="0.646cm" svg:x="0cm" svg:y="8.423cm"><text:p text:style-name="P38"><text:span text:style-name="T14">historique</text:span></text:p><draw:enhanced-geometry svg:viewBox="0 0 21600 21600" draw:type="rectangle" draw:enhanced-path="M 0 0 L 21600 0 21600 21600 0 21600 0 0 Z N"/></draw:custom-shape><draw:custom-shape draw:style-name="gr26" draw:text-style-name="P42" xml:id="id116" draw:id="id116" svg:width="2.449cm" svg:height="0.643cm" svg:x="3.043cm" svg:y="11.485cm"><text:p text:style-name="P38"><text:span text:style-name="T14">Information</text:span></text:p><draw:enhanced-geometry svg:viewBox="0 0 21600 21600" draw:type="rectangle" draw:enhanced-path="M 0 0 L 21600 0 21600 21600 0 21600 0 0 Z N"/></draw:custom-shape><draw:connector draw:style-name="gr27" draw:text-style-name="P43" draw:type="curve" svg:x1="6.53cm" svg:y1="9.952cm" svg:x2="4.897cm" svg:y2="6.812cm" draw:start-shape="id114" draw:start-glue-point="3" draw:end-shape="id107" draw:end-glue-point="2" svg:d="m6530 9952c-1090 0-1633-1046-1633-3140" svg:viewBox="0 0 1635 3141"><text:p/></draw:connector><draw:connector draw:style-name="gr27" draw:text-style-name="P43" draw:type="curve" svg:x1="4.897cm" svg:y1="6.812cm" svg:x2="1.15cm" svg:y2="8.423cm" draw:start-shape="id107" draw:start-glue-point="2" draw:end-shape="id115" draw:end-glue-point="0" svg:d="m4897 6812c0 1208-3747 404-3747 1611" svg:viewBox="0 0 3748 1612"><text:p/></draw:connector><draw:connector draw:style-name="gr27" draw:text-style-name="P43" draw:type="curve" svg:x1="4.897cm" svg:y1="6.812cm" svg:x2="4.267cm" svg:y2="11.485cm" draw:start-shape="id107" draw:start-glue-point="2" draw:end-shape="id116" draw:end-glue-point="0" svg:d="m4897 6812c0 3505-630 1170-630 4673" svg:viewBox="0 0 631 4674"><text:p/></draw:connector><draw:connector draw:style-name="gr25" draw:text-style-name="P43" draw:type="curve" svg:x1="5.491cm" svg:y1="11.806cm" svg:x2="14.323cm" svg:y2="14.099cm" draw:start-shape="id116" draw:start-glue-point="1" draw:end-shape="id113" draw:end-glue-point="3" svg:d="m5491 11806c6622 0 2207 2293 8832 2293" svg:viewBox="0 0 8834 2295"><text:p/></draw:connector><draw:custom-shape draw:style-name="gr23" draw:text-style-name="P42" xml:id="id117" draw:id="id117" svg:width="4.453cm" svg:height="0.484cm" svg:x="10.463cm" svg:y="11.081cm"><text:p text:style-name="P38"><text:span text:style-name="T14">ModifierAbonnement</text:span></text:p><draw:enhanced-geometry svg:viewBox="0 0 21600 21600" draw:type="rectangle" draw:enhanced-path="M 0 0 L 21600 0 21600 21600 0 21600 0 0 Z N"/></draw:custom-shape><draw:connector draw:style-name="gr25" draw:text-style-name="P43" draw:type="curve" svg:x1="8.347cm" svg:y1="10.194cm" svg:x2="12.689cm" svg:y2="11.564cm" draw:start-shape="id114" draw:start-glue-point="2" draw:end-shape="id117" draw:end-glue-point="2" svg:d="m8347 10194c0 2806 4342 2121 4342 1370" svg:viewBox="0 0 4344 2034"><text:p/></draw:connector><draw:connector draw:style-name="gr28" draw:text-style-name="P43" draw:type="curve" svg:x1="9.943cm" svg:y1="7.7cm" svg:x2="10.165cm" svg:y2="9.953cm" draw:start-shape="id111" draw:start-glue-point="2" draw:end-shape="id114" draw:end-glue-point="1" svg:d="m9943 7700c0 1509 370 1256 621 1443s379 810-399 810" svg:viewBox="0 0 817 2254"><text:p/></draw:connector><draw:connector draw:style-name="gr28" draw:text-style-name="P43" draw:type="curve" svg:x1="15.547cm" svg:y1="8.746cm" svg:x2="10.165cm" svg:y2="9.953cm" draw:start-shape="id112" draw:start-glue-point="2" draw:end-shape="id114" draw:end-glue-point="1" svg:d="m15547 8746c0 805-1794 1207-5382 1207" svg:viewBox="0 0 5383 1208"><text:p/></draw:connector><draw:connector draw:style-name="gr28" draw:text-style-name="P43" draw:type="curve" svg:x1="2.411cm" svg:y1="4.318cm" svg:x2="12.467cm" svg:y2="6.008cm" draw:start-shape="id103" draw:start-glue-point="2" draw:end-shape="id110" draw:end-glue-point="0" svg:d="m2411 4318c0 1266 10056 423 10056 1690" svg:viewBox="0 0 10058 1692"><text:p/></draw:connector><draw:connector draw:style-name="gr28" draw:text-style-name="P43" draw:type="curve" svg:x1="2.411cm" svg:y1="4.318cm" svg:x2="9.943cm" svg:y2="7.135cm" draw:start-shape="id103" draw:start-glue-point="2" draw:end-shape="id111" draw:end-glue-point="0" svg:d="m2411 4318c0 2113 7532 706 7532 2817" svg:viewBox="0 0 7534 2819"><text:p/></draw:connector></draw:g></text:p>
      <text:p text:style-name="P20"/>
      <text:p text:style-name="P20"/>
      <text:h text:style-name="P26" text:outline-level="1"/>
      <text:h text:style-name="P28" text:outline-level="1">Schémas détaillés c<text:span text:style-name="T10">ô</text:span>té client</text:h>
      <text:p text:style-name="P20"/>
      <text:h text:style-name="P33" text:outline-level="2">Les pop-up</text:h>
      <text:p text:style-name="P20"/>
      <text:p text:style-name="P20"><text:tab/>Nous avons différentes pop-up dans notre projet qui peuvent être considéré<text:span text:style-name="T6">es</text:span> comme des pages plutôt que des message<text:span text:style-name="T6">s</text:span> de confirmation ou d’annulation. Ci-dessous sont présenté<text:span text:style-name="T6">es</text:span> nos 7 pop-up. On considère que lorsque l'on clique en dehors d'une pop-up ou sur la croix de fermeture de fenêtre, le focus retourne à la page d'appel de cette pop-up.</text:p>
      <text:p text:style-name="P20"/>
      <text:p text:style-name="P21"><draw:g text:anchor-type="paragraph" draw:z-index="65" draw:style-name="gr5"><draw:custom-shape draw:style-name="gr6" draw:text-style-name="P37" svg:width="4.603cm" svg:height="1.922cm" svg:x="1.401cm" svg:y="2.053cm"><text:p/><draw:enhanced-geometry svg:viewBox="0 0 21600 21600" draw:type="rectangle" draw:enhanced-path="M 0 0 L 21600 0 21600 21600 0 21600 0 0 Z N"/></draw:custom-shape><draw:custom-shape draw:style-name="gr7" draw:text-style-name="P39" svg:width="3.414cm" svg:height="0.456cm" svg:x="1.955cm" svg:y="2.153cm"><text:p text:style-name="P38"><text:span text:style-name="T13">Produits détail</text:span></text:p><draw:enhanced-geometry svg:viewBox="0 0 21600 21600" draw:type="rectangle" draw:enhanced-path="M 0 0 L 21600 0 21600 21600 0 21600 0 0 Z N"/></draw:custom-shape><draw:custom-shape draw:style-name="gr7" draw:text-style-name="P39" xml:id="id1" draw:id="id1" svg:width="3.809cm" svg:height="0.354cm" svg:x="1.955cm" svg:y="2.914cm"><text:p text:style-name="P38"><text:span text:style-name="T13">ajouter Produit</text:span></text:p><draw:enhanced-geometry svg:viewBox="0 0 21600 21600" draw:type="rectangle" draw:enhanced-path="M 0 0 L 21600 0 21600 21600 0 21600 0 0 Z N"/></draw:custom-shape><draw:custom-shape draw:style-name="gr8" draw:text-style-name="P37" xml:id="id3" draw:id="id3" svg:width="2.063cm" svg:height="0.405cm" svg:x="2.592cm" svg:y="3.418cm"><text:p/><draw:enhanced-geometry svg:viewBox="0 0 21600 21600" draw:type="rectangle" draw:enhanced-path="M 0 0 L 21600 0 21600 21600 0 21600 0 0 Z N"/></draw:custom-shape><draw:line draw:style-name="gr9" draw:text-style-name="P37" svg:x1="1.4cm" svg:y1="2.711cm" svg:x2="6.002cm" svg:y2="2.711cm"><text:p/></draw:line><draw:connector draw:style-name="gr10" draw:text-style-name="P37" svg:x1="5.763cm" svg:y1="3.09cm" svg:x2="10.206cm" svg:y2="1.875cm" draw:start-shape="id1" draw:start-glue-point="1" draw:end-shape="id2" draw:end-glue-point="3" svg:d="m5763 3090h2220v-1215h2223" svg:viewBox="0 0 4445 1217"><text:p/></draw:connector><draw:connector draw:style-name="gr10" draw:text-style-name="P37" svg:x1="4.654cm" svg:y1="3.62cm" svg:x2="10.628cm" svg:y2="3.295cm" draw:start-shape="id3" draw:start-glue-point="1" svg:d="m4654 3620h3237v-325h2737" svg:viewBox="0 0 5976 326"><text:p/></draw:connector><draw:frame draw:style-name="gr11" draw:text-style-name="P41" svg:width="6.587cm" svg:height="1.317cm" svg:x="10.762cm" svg:y="3.065cm"><draw:text-box><text:p text:style-name="P40"><text:span text:style-name="T13">Retour vers page d'appel</text:span></text:p></draw:text-box></draw:frame><draw:custom-shape draw:style-name="gr12" draw:text-style-name="P39" xml:id="id2" draw:id="id2" svg:width="3.652cm" svg:height="0.86cm" svg:x="10.206cm" svg:y="1.446cm"><text:p text:style-name="P38"><text:span text:style-name="T13">Ajouter Produit</text:span></text:p><draw:enhanced-geometry svg:viewBox="0 0 21600 21600" draw:type="rectangle" draw:enhanced-path="M 0 0 L 21600 0 21600 21600 0 21600 0 0 Z N"/></draw:custom-shape></draw:g><text:span text:style-name="T2"><text:tab/>En considérant que « Produits détail » est une pop-up, nous avons mis un lien qu</text:span><text:span text:style-name="T3">i</text:span><text:span text:style-name="T2"> part de nu</text:span><text:span text:style-name="T4">l</text:span><text:span text:style-name="T2">l</text:span><text:span text:style-name="T4">e</text:span><text:span text:style-name="T2"> part pour symboliser </text:span><text:span text:style-name="T3">le fait que</text:span><text:span text:style-name="T2"> l’utilisateur clique en dehors du focus de la pop-up, on retourne directement à la page qui a appelé « Produits détail ».</text:span></text:p>
      <text:p text:style-name="P20"/>
      <text:p text:style-name="P20"/>
      <text:p text:style-name="P20"/>
      <text:p text:style-name="P20"/>
      <text:p text:style-name="P20"/>
      <text:p text:style-name="P20"><text:tab/>Les pop-up d’inscription et de connexion sont faites sur le même principe, toujours en retournant à la page qui les a appelé lorsqu’une action est réalisée.</text:p>
      <text:p text:style-name="P20"><draw:g text:anchor-type="paragraph" draw:z-index="66" draw:style-name="gr5"><draw:custom-shape draw:style-name="gr6" draw:text-style-name="P37" svg:width="4.474cm" svg:height="2.992cm" svg:x="1.522cm" svg:y="0.279cm"><text:p/><draw:enhanced-geometry svg:viewBox="0 0 21600 21600" draw:type="rectangle" draw:enhanced-path="M 0 0 L 21600 0 21600 21600 0 21600 0 0 Z N"/></draw:custom-shape><draw:custom-shape draw:style-name="gr7" draw:text-style-name="P39" svg:width="2.47cm" svg:height="0.708cm" svg:x="2.524cm" svg:y="0.436cm"><text:p text:style-name="P38"><text:span text:style-name="T13">Inscription</text:span></text:p><draw:enhanced-geometry svg:viewBox="0 0 21600 21600" draw:type="rectangle" draw:enhanced-path="M 0 0 L 21600 0 21600 21600 0 21600 0 0 Z N"/></draw:custom-shape><draw:custom-shape draw:style-name="gr7" draw:text-style-name="P39" xml:id="id4" draw:id="id4" svg:width="2.006cm" svg:height="0.553cm" svg:x="2.679cm" svg:y="1.616cm"><text:p text:style-name="P38"><text:span text:style-name="T13">s'inscrire</text:span></text:p><draw:enhanced-geometry svg:viewBox="0 0 21600 21600" draw:type="rectangle" draw:enhanced-path="M 0 0 L 21600 0 21600 21600 0 21600 0 0 Z N"/></draw:custom-shape><draw:custom-shape draw:style-name="gr7" draw:text-style-name="P39" xml:id="id6" draw:id="id6" svg:width="2.006cm" svg:height="0.63cm" svg:x="2.679cm" svg:y="2.404cm"><text:p text:style-name="P38"><text:span text:style-name="T13">annuler</text:span></text:p><draw:enhanced-geometry svg:viewBox="0 0 21600 21600" draw:type="rectangle" draw:enhanced-path="M 0 0 L 21600 0 21600 21600 0 21600 0 0 Z N"/></draw:custom-shape><draw:line draw:style-name="gr9" draw:text-style-name="P37" svg:x1="1.522cm" svg:y1="1.302cm" svg:x2="5.998cm" svg:y2="1.302cm"><text:p/></draw:line><draw:connector draw:style-name="gr10" draw:text-style-name="P37" svg:x1="4.685cm" svg:y1="1.891cm" svg:x2="10.626cm" svg:y2="2.325cm" draw:start-shape="id4" draw:start-glue-point="1" draw:end-shape="id5" draw:end-glue-point="3" svg:d="m4685 1891h2970v434h2971" svg:viewBox="0 0 5943 436"><text:p/></draw:connector><draw:connector draw:style-name="gr10" draw:text-style-name="P37" svg:x1="4.685cm" svg:y1="2.718cm" svg:x2="10.626cm" svg:y2="2.325cm" draw:start-shape="id6" draw:start-glue-point="1" draw:end-shape="id5" draw:end-glue-point="3" svg:d="m4685 2718h2970v-393h2971" svg:viewBox="0 0 5943 395"><text:p/></draw:connector><draw:frame draw:style-name="gr13" draw:text-style-name="P41" xml:id="id5" draw:id="id5" svg:width="6.407cm" svg:height="0.946cm" svg:x="10.625cm" svg:y="1.852cm"><draw:text-box><text:p text:style-name="P40"><text:span text:style-name="T13">Retour vers page d'appel</text:span></text:p></draw:text-box></draw:frame></draw:g></text:p>
      <text:p text:style-name="P20"/>
      <text:p text:style-name="P20"/>
      <text:p text:style-name="P20"/>
      <text:p text:style-name="P20"/>
      <text:p text:style-name="P20"/>
      <text:p text:style-name="P20"><draw:g text:anchor-type="paragraph" draw:z-index="67" draw:style-name="gr5"><draw:custom-shape draw:style-name="gr6" draw:text-style-name="P37" svg:width="4.827cm" svg:height="3.222cm" svg:x="1.718cm" svg:y="0.145cm"><text:p/><draw:enhanced-geometry svg:viewBox="0 0 21600 21600" draw:type="rectangle" draw:enhanced-path="M 0 0 L 21600 0 21600 21600 0 21600 0 0 Z N"/></draw:custom-shape><draw:custom-shape draw:style-name="gr7" draw:text-style-name="P39" svg:width="2.662cm" svg:height="0.763cm" svg:x="2.799cm" svg:y="0.314cm"><text:p text:style-name="P38"><text:span text:style-name="T13">Connexion</text:span></text:p><draw:enhanced-geometry svg:viewBox="0 0 21600 21600" draw:type="rectangle" draw:enhanced-path="M 0 0 L 21600 0 21600 21600 0 21600 0 0 Z N"/></draw:custom-shape><draw:custom-shape draw:style-name="gr7" draw:text-style-name="P39" xml:id="id7" draw:id="id7" svg:width="3.994cm" svg:height="0.595cm" svg:x="2.3cm" svg:y="1.584cm"><text:p text:style-name="P38"><text:span text:style-name="T13">se connecter</text:span></text:p><draw:enhanced-geometry svg:viewBox="0 0 21600 21600" draw:type="rectangle" draw:enhanced-path="M 0 0 L 21600 0 21600 21600 0 21600 0 0 Z N"/></draw:custom-shape><draw:custom-shape draw:style-name="gr7" draw:text-style-name="P39" xml:id="id9" draw:id="id9" svg:width="2.165cm" svg:height="0.68cm" svg:x="2.965cm" svg:y="2.433cm"><text:p text:style-name="P38"><text:span text:style-name="T13">annuler</text:span></text:p><draw:enhanced-geometry svg:viewBox="0 0 21600 21600" draw:type="rectangle" draw:enhanced-path="M 0 0 L 21600 0 21600 21600 0 21600 0 0 Z N"/></draw:custom-shape><draw:line draw:style-name="gr9" draw:text-style-name="P37" svg:x1="1.717cm" svg:y1="1.247cm" svg:x2="6.542cm" svg:y2="1.247cm"><text:p/></draw:line><draw:connector draw:style-name="gr10" draw:text-style-name="P37" svg:x1="6.293cm" svg:y1="1.881cm" svg:x2="11.533cm" svg:y2="2.391cm" draw:start-shape="id7" draw:start-glue-point="1" draw:end-shape="id8" svg:d="m6293 1881h2621v510h2619" svg:viewBox="0 0 5242 512"><text:p/></draw:connector><draw:connector draw:style-name="gr10" draw:text-style-name="P37" svg:x1="5.129cm" svg:y1="2.771cm" svg:x2="11.534cm" svg:y2="2.39cm" draw:start-shape="id9" draw:start-glue-point="1" draw:end-shape="id8" draw:end-glue-point="3" svg:d="m5129 2771h3202v-381h3203" svg:viewBox="0 0 6406 383"><text:p/></draw:connector><draw:frame draw:style-name="gr14" draw:text-style-name="P41" xml:id="id8" draw:id="id8" svg:width="6.906cm" svg:height="1.101cm" svg:x="11.534cm" svg:y="1.84cm"><draw:text-box><text:p text:style-name="P40"><text:span text:style-name="T13">Retour vers page d'appel</text:span></text:p></draw:text-box></draw:frame></draw:g></text:p>
      <text:p text:style-name="P20"/>
      <text:p text:style-name="P20"/>
      <text:p text:style-name="P20"/>
      <text:p text:style-name="P20"/>
      <text:p text:style-name="P20"/>
      <text:p text:style-name="P20"/>
      <text:p text:style-name="P20"><text:soft-page-break/><text:tab/>Les pop-up d’ajout de produit, d’ajout d’adresse et de modification d'abonnement sont également construite<text:span text:style-name="T8">s</text:span> sur la même trame. Qu’importe l’action réalisée sur ces pages, le focus retournera toujours sur la page qui a appelé ces pop-up.</text:p>
      <text:p text:style-name="P20"/>
      <text:p text:style-name="P20"><draw:g text:anchor-type="paragraph" draw:z-index="74" draw:style-name="gr5"><draw:custom-shape draw:style-name="gr6" draw:text-style-name="P37" svg:width="4.218cm" svg:height="3.876cm" svg:x="0.935cm" svg:y="0.231cm"><text:p/><draw:enhanced-geometry svg:viewBox="0 0 21600 21600" draw:type="rectangle" draw:enhanced-path="M 0 0 L 21600 0 21600 21600 0 21600 0 0 Z N"/></draw:custom-shape><draw:custom-shape draw:style-name="gr7" draw:text-style-name="P39" svg:width="3.49cm" svg:height="0.646cm" svg:x="1.298cm" svg:y="0.374cm"><text:p text:style-name="P38"><text:span text:style-name="T13">Ajouter Produit</text:span></text:p><draw:enhanced-geometry svg:viewBox="0 0 21600 21600" draw:type="rectangle" draw:enhanced-path="M 0 0 L 21600 0 21600 21600 0 21600 0 0 Z N"/></draw:custom-shape><draw:custom-shape draw:style-name="gr7" draw:text-style-name="P39" xml:id="id56" draw:id="id56" svg:width="3.492cm" svg:height="0.503cm" svg:x="1.443cm" svg:y="1.45cm"><text:p text:style-name="P38"><text:span text:style-name="T13">ajouter au panier</text:span></text:p><draw:enhanced-geometry svg:viewBox="0 0 21600 21600" draw:type="rectangle" draw:enhanced-path="M 0 0 L 21600 0 21600 21600 0 21600 0 0 Z N"/></draw:custom-shape><draw:custom-shape draw:style-name="gr7" draw:text-style-name="P39" xml:id="id58" draw:id="id58" svg:width="3.202cm" svg:height="0.576cm" svg:x="1.515cm" svg:y="2.168cm"><text:p text:style-name="P38"><text:span text:style-name="T13">ajouter à l'abo</text:span></text:p><draw:enhanced-geometry svg:viewBox="0 0 21600 21600" draw:type="rectangle" draw:enhanced-path="M 0 0 L 21600 0 21600 21600 0 21600 0 0 Z N"/></draw:custom-shape><draw:line draw:style-name="gr9" draw:text-style-name="P37" svg:x1="0.934cm" svg:y1="1.164cm" svg:x2="5.152cm" svg:y2="1.164cm"><text:p/></draw:line><draw:connector draw:style-name="gr10" draw:text-style-name="P37" svg:x1="4.934cm" svg:y1="1.7cm" svg:x2="9.514cm" svg:y2="2.131cm" draw:start-shape="id56" draw:start-glue-point="1" draw:end-shape="id57" svg:d="m4934 1700h2342v431h2238" svg:viewBox="0 0 4583 432"><text:p/></draw:connector><draw:connector draw:style-name="gr10" draw:text-style-name="P37" svg:x1="4.717cm" svg:y1="2.455cm" svg:x2="9.514cm" svg:y2="2.131cm" draw:start-shape="id58" draw:start-glue-point="1" draw:end-shape="id57" svg:d="m4717 2455h2399v-324h2398" svg:viewBox="0 0 4800 326"><text:p/></draw:connector><draw:frame draw:style-name="gr19" draw:text-style-name="P41" xml:id="id57" draw:id="id57" svg:width="6.037cm" svg:height="0.934cm" svg:x="9.515cm" svg:y="1.665cm"><draw:text-box><text:p text:style-name="P40"><text:span text:style-name="T13">Retour vers page d'appel</text:span></text:p></draw:text-box></draw:frame><draw:custom-shape draw:style-name="gr7" draw:text-style-name="P39" xml:id="id59" draw:id="id59" svg:width="3.275cm" svg:height="1.22cm" svg:x="1.443cm" svg:y="2.815cm"><text:p text:style-name="P38"><text:span text:style-name="T13">créer new abo</text:span></text:p><draw:enhanced-geometry svg:viewBox="0 0 21600 21600" draw:type="rectangle" draw:enhanced-path="M 0 0 L 21600 0 21600 21600 0 21600 0 0 Z N"/></draw:custom-shape><draw:connector draw:style-name="gr10" draw:text-style-name="P37" svg:x1="4.717cm" svg:y1="3.424cm" svg:x2="9.514cm" svg:y2="2.131cm" draw:start-shape="id59" draw:start-glue-point="1" draw:end-shape="id57" draw:end-glue-point="3" svg:d="m4717 3424h2399v-1293h2398" svg:viewBox="0 0 4800 1295"><text:p/></draw:connector></draw:g></text:p>
      <text:p text:style-name="P20"/>
      <text:p text:style-name="P20"/>
      <text:p text:style-name="P20"/>
      <text:p text:style-name="P20"/>
      <text:p text:style-name="P20"/>
      <text:p text:style-name="P20"/>
      <text:p text:style-name="P20"/>
      <text:p text:style-name="P20"><draw:g text:anchor-type="paragraph" draw:z-index="68" draw:style-name="gr5"><draw:custom-shape draw:style-name="gr6" draw:text-style-name="P37" svg:width="5.841cm" svg:height="2.509cm" svg:x="0.968cm" svg:y="-0.116cm"><text:p/><draw:enhanced-geometry svg:viewBox="0 0 21600 21600" draw:type="rectangle" draw:enhanced-path="M 0 0 L 21600 0 21600 21600 0 21600 0 0 Z N"/></draw:custom-shape><draw:custom-shape draw:style-name="gr7" draw:text-style-name="P39" svg:width="3.846cm" svg:height="0.579cm" svg:x="1.765cm" svg:y="0.013cm"><text:p text:style-name="P38"><text:span text:style-name="T13">Ajouter Adresse</text:span></text:p><draw:enhanced-geometry svg:viewBox="0 0 21600 21600" draw:type="rectangle" draw:enhanced-path="M 0 0 L 21600 0 21600 21600 0 21600 0 0 Z N"/></draw:custom-shape><draw:custom-shape draw:style-name="gr7" draw:text-style-name="P39" xml:id="id12" draw:id="id12" svg:width="5.202cm" svg:height="0.452cm" svg:x="1.208cm" svg:y="0.976cm"><text:p text:style-name="P38"><text:span text:style-name="T13">ajouter</text:span></text:p><draw:enhanced-geometry svg:viewBox="0 0 21600 21600" draw:type="rectangle" draw:enhanced-path="M 0 0 L 21600 0 21600 21600 0 21600 0 0 Z N"/></draw:custom-shape><draw:custom-shape draw:style-name="gr7" draw:text-style-name="P39" xml:id="id10" draw:id="id10" svg:width="4.243cm" svg:height="0.516cm" svg:x="1.686cm" svg:y="1.62cm"><text:p text:style-name="P38"><text:span text:style-name="T13">annuler</text:span></text:p><draw:enhanced-geometry svg:viewBox="0 0 21600 21600" draw:type="rectangle" draw:enhanced-path="M 0 0 L 21600 0 21600 21600 0 21600 0 0 Z N"/></draw:custom-shape><draw:line draw:style-name="gr9" draw:text-style-name="P37" svg:x1="0.968cm" svg:y1="0.719cm" svg:x2="6.81cm" svg:y2="0.719cm"><text:p/></draw:line><draw:frame draw:style-name="gr15" draw:text-style-name="P41" xml:id="id11" draw:id="id11" svg:width="6.644cm" svg:height="1.37cm" svg:x="11.931cm" svg:y="1.066cm"><draw:text-box><text:p text:style-name="P40"><text:span text:style-name="T13">Retour vers page d'appel</text:span></text:p></draw:text-box></draw:frame><draw:connector draw:style-name="gr10" draw:text-style-name="P37" svg:x1="5.928cm" svg:y1="1.877cm" svg:x2="11.931cm" svg:y2="1.75cm" draw:start-shape="id10" draw:start-glue-point="1" draw:end-shape="id11" svg:d="m5928 1877h3001v-127h3002" svg:viewBox="0 0 6004 129"><text:p/></draw:connector><draw:connector draw:style-name="gr10" draw:text-style-name="P37" svg:x1="6.41cm" svg:y1="1.202cm" svg:x2="11.931cm" svg:y2="1.751cm" draw:start-shape="id12" draw:start-glue-point="1" draw:end-shape="id11" draw:end-glue-point="3" svg:d="m6410 1202h2760v549h2761" svg:viewBox="0 0 5523 550"><text:p/></draw:connector></draw:g></text:p>
      <text:p text:style-name="P20"/>
      <text:p text:style-name="P20"/>
      <text:p text:style-name="P20"/>
      <text:p text:style-name="P20"/>
      <text:p text:style-name="P20"><draw:g text:anchor-type="paragraph" draw:z-index="86" draw:style-name="gr5"><draw:custom-shape draw:style-name="gr6" draw:text-style-name="P37" svg:width="6.044cm" svg:height="3.419cm" svg:x="1.452cm" svg:y="0.958cm"><text:p/><draw:enhanced-geometry svg:viewBox="0 0 21600 21600" draw:type="rectangle" draw:enhanced-path="M 0 0 L 21600 0 21600 21600 0 21600 0 0 Z N"/></draw:custom-shape><draw:custom-shape draw:style-name="gr7" draw:text-style-name="P39" svg:width="4.358cm" svg:height="0.856cm" svg:x="2.366cm" svg:y="1.263cm"><text:p text:style-name="P38"><text:span text:style-name="T13">ModifierAbonnement</text:span></text:p><draw:enhanced-geometry svg:viewBox="0 0 21600 21600" draw:type="rectangle" draw:enhanced-path="M 0 0 L 21600 0 21600 21600 0 21600 0 0 Z N"/></draw:custom-shape><draw:line draw:style-name="gr9" draw:text-style-name="P37" svg:x1="1.451cm" svg:y1="2.18cm" svg:x2="7.495cm" svg:y2="2.18cm"><text:p/></draw:line><draw:custom-shape draw:style-name="gr7" draw:text-style-name="P39" xml:id="id140" draw:id="id140" svg:width="2.532cm" svg:height="0.673cm" svg:x="2.927cm" svg:y="2.484cm"><text:p text:style-name="P38"><text:span text:style-name="T13">annuler</text:span></text:p><draw:enhanced-geometry svg:viewBox="0 0 21600 21600" draw:type="rectangle" draw:enhanced-path="M 0 0 L 21600 0 21600 21600 0 21600 0 0 Z N"/></draw:custom-shape><draw:custom-shape draw:style-name="gr7" draw:text-style-name="P39" xml:id="id142" draw:id="id142" svg:width="2.179cm" svg:height="0.611cm" svg:x="3.068cm" svg:y="3.156cm"><text:p text:style-name="P38"><text:span text:style-name="T13">valider</text:span></text:p><draw:enhanced-geometry svg:viewBox="0 0 21600 21600" draw:type="rectangle" draw:enhanced-path="M 0 0 L 21600 0 21600 21600 0 21600 0 0 Z N"/></draw:custom-shape><draw:frame draw:style-name="gr29" draw:text-style-name="P41" xml:id="id141" draw:id="id141" svg:width="6.538cm" svg:height="0.821cm" svg:x="9.954cm" svg:y="2.484cm"><draw:text-box><text:p text:style-name="P40"><text:span text:style-name="T13">Retour vers la page d'appel</text:span></text:p></draw:text-box></draw:frame><draw:connector draw:style-name="gr10" draw:text-style-name="P37" svg:x1="5.458cm" svg:y1="2.819cm" svg:x2="9.955cm" svg:y2="2.893cm" draw:start-shape="id140" draw:start-glue-point="1" draw:end-shape="id141" svg:d="m5458 2819h2248v74h2249" svg:viewBox="0 0 4498 76"><text:p/></draw:connector><draw:connector draw:style-name="gr10" draw:text-style-name="P37" svg:x1="5.246cm" svg:y1="3.461cm" svg:x2="9.954cm" svg:y2="2.893cm" draw:start-shape="id142" draw:start-glue-point="1" draw:end-shape="id141" svg:d="m5246 3461h2353v-568h2355" svg:viewBox="0 0 4710 570"><text:p/></draw:connector><draw:custom-shape draw:style-name="gr8" draw:text-style-name="P37" xml:id="id143" draw:id="id143" svg:width="1.826cm" svg:height="0.549cm" svg:x="3.209cm" svg:y="3.706cm"><text:p/><draw:enhanced-geometry svg:viewBox="0 0 21600 21600" draw:type="rectangle" draw:enhanced-path="M 0 0 L 21600 0 21600 21600 0 21600 0 0 Z N"/></draw:custom-shape><draw:connector draw:style-name="gr10" draw:text-style-name="P37" svg:x1="5.034cm" svg:y1="3.979cm" svg:x2="9.954cm" svg:y2="2.893cm" draw:start-shape="id143" draw:start-glue-point="1" draw:end-shape="id141" draw:end-glue-point="3" svg:d="m5034 3979h2459v-1086h2461" svg:viewBox="0 0 4921 1088"><text:p/></draw:connector></draw:g></text:p>
      <text:h text:style-name="P34" text:outline-level="2">Page d’accueil</text:h>
      <text:p text:style-name="P20"/>
      <text:p text:style-name="P20"><text:tab/>La page d’accueil est la première que le potentiel client verra dans notre site. Nous avons donc des liens vers les pages les plus importantes. Nous avons également des liens vers les pop-up de connexion/inscription. Les actions « se déconnecter », « promo » et « news » ne produisent aucun changement de focus. On peut également accéder au panier et aux abonnements.</text:p>
      <text:p text:style-name="P20"/>
      <text:p text:style-name="P20"><draw:g text:anchor-type="paragraph" draw:z-index="83" draw:style-name="gr5"><draw:custom-shape draw:style-name="gr6" draw:text-style-name="P37" svg:width="4.8cm" svg:height="11.201cm" svg:x="0.002cm" svg:y="1.012cm"><text:p/><draw:enhanced-geometry svg:viewBox="0 0 21600 21600" draw:type="rectangle" draw:enhanced-path="M 0 0 L 21600 0 21600 21600 0 21600 0 0 Z N"/></draw:custom-shape><draw:custom-shape draw:style-name="gr7" draw:text-style-name="P39" svg:width="3.202cm" svg:height="0.902cm" svg:x="0.701cm" svg:y="1.211cm"><text:p text:style-name="P38"><text:span text:style-name="T13">Accueil</text:span></text:p><draw:enhanced-geometry svg:viewBox="0 0 21600 21600" draw:type="rectangle" draw:enhanced-path="M 0 0 L 21600 0 21600 21600 0 21600 0 0 Z N"/></draw:custom-shape><draw:custom-shape draw:style-name="gr7" draw:text-style-name="P37" xml:id="id118" draw:id="id118" svg:width="2.601cm" svg:height="0.701cm" svg:x="0.902cm" svg:y="2.712cm"><text:p text:style-name="P38"><text:span text:style-name="T15">Produits</text:span></text:p><draw:enhanced-geometry svg:viewBox="0 0 21600 21600" draw:type="rectangle" draw:enhanced-path="M 0 0 L 21600 0 21600 21600 0 21600 0 0 Z N"/></draw:custom-shape><draw:custom-shape draw:style-name="gr7" draw:text-style-name="P37" xml:id="id120" draw:id="id120" svg:width="2.601cm" svg:height="0.8cm" svg:x="0.902cm" svg:y="3.713cm"><text:p text:style-name="P38"><text:span text:style-name="T15">Compte</text:span></text:p><draw:enhanced-geometry svg:viewBox="0 0 21600 21600" draw:type="rectangle" draw:enhanced-path="M 0 0 L 21600 0 21600 21600 0 21600 0 0 Z N"/></draw:custom-shape><draw:custom-shape draw:style-name="gr7" draw:text-style-name="P37" xml:id="id124" draw:id="id124" svg:width="4.001cm" svg:height="0.802cm" svg:x="0.401cm" svg:y="5.812cm"><text:p text:style-name="P38"><text:span text:style-name="T15">Se connecter</text:span></text:p><draw:enhanced-geometry svg:viewBox="0 0 21600 21600" draw:type="rectangle" draw:enhanced-path="M 0 0 L 21600 0 21600 21600 0 21600 0 0 Z N"/></draw:custom-shape><draw:custom-shape draw:style-name="gr7" draw:text-style-name="P37" xml:id="id122" draw:id="id122" svg:width="2.701cm" svg:height="0.701cm" svg:x="0.902cm" svg:y="4.81cm"><text:p text:style-name="P38"><text:span text:style-name="T15">S'inscrire</text:span></text:p><draw:enhanced-geometry svg:viewBox="0 0 21600 21600" draw:type="rectangle" draw:enhanced-path="M 0 0 L 21600 0 21600 21600 0 21600 0 0 Z N"/></draw:custom-shape><draw:custom-shape draw:style-name="gr7" draw:text-style-name="P37" svg:width="4.601cm" svg:height="0.701cm" svg:x="0.101cm" svg:y="6.912cm"><text:p text:style-name="P38"><text:span text:style-name="T15">Se déconnecter</text:span></text:p><draw:enhanced-geometry svg:viewBox="0 0 21600 21600" draw:type="rectangle" draw:enhanced-path="M 0 0 L 21600 0 21600 21600 0 21600 0 0 Z N"/></draw:custom-shape><draw:custom-shape draw:style-name="gr7" draw:text-style-name="P37" svg:width="2.301cm" svg:height="0.8cm" svg:x="1.302cm" svg:y="7.912cm"><text:p text:style-name="P38"><text:span text:style-name="T15">promo</text:span></text:p><draw:enhanced-geometry svg:viewBox="0 0 21600 21600" draw:type="rectangle" draw:enhanced-path="M 0 0 L 21600 0 21600 21600 0 21600 0 0 Z N"/></draw:custom-shape><draw:custom-shape draw:style-name="gr7" draw:text-style-name="P37" svg:width="1.999cm" svg:height="0.699cm" svg:x="1.302cm" svg:y="9.013cm"><text:p text:style-name="P38"><text:span text:style-name="T15">news</text:span></text:p><draw:enhanced-geometry svg:viewBox="0 0 21600 21600" draw:type="rectangle" draw:enhanced-path="M 0 0 L 21600 0 21600 21600 0 21600 0 0 Z N"/></draw:custom-shape><draw:line draw:style-name="gr9" draw:text-style-name="P37" svg:x1="0.001cm" svg:y1="2.313cm" svg:x2="4.801cm" svg:y2="2.313cm"><text:p/></draw:line><draw:custom-shape draw:style-name="gr12" draw:text-style-name="P37" xml:id="id123" draw:id="id123" svg:width="4.4cm" svg:height="1.701cm" svg:x="11.402cm" svg:y="5.312cm"><text:p text:style-name="P38"><text:span text:style-name="T15">inscription</text:span></text:p><draw:enhanced-geometry svg:viewBox="0 0 21600 21600" draw:type="rectangle" draw:enhanced-path="M 0 0 L 21600 0 21600 21600 0 21600 0 0 Z N"/></draw:custom-shape><draw:custom-shape draw:style-name="gr12" draw:text-style-name="P37" xml:id="id119" draw:id="id119" svg:width="3.8cm" svg:height="1.5cm" svg:x="7.402cm" svg:y="0.213cm"><text:p text:style-name="P38"><text:span text:style-name="T15">Produits</text:span></text:p><draw:enhanced-geometry svg:viewBox="0 0 21600 21600" draw:type="rectangle" draw:enhanced-path="M 0 0 L 21600 0 21600 21600 0 21600 0 0 Z N"/></draw:custom-shape><draw:custom-shape draw:style-name="gr12" draw:text-style-name="P37" xml:id="id121" draw:id="id121" svg:width="4.899cm" svg:height="1.5cm" svg:x="8.802cm" svg:y="2.712cm"><text:p text:style-name="P38"><text:span text:style-name="T15">Compte</text:span></text:p><draw:enhanced-geometry svg:viewBox="0 0 21600 21600" draw:type="rectangle" draw:enhanced-path="M 0 0 L 21600 0 21600 21600 0 21600 0 0 Z N"/></draw:custom-shape><draw:custom-shape draw:style-name="gr12" draw:text-style-name="P37" xml:id="id125" draw:id="id125" svg:width="3.299cm" svg:height="1.1cm" svg:x="11.402cm" svg:y="8.013cm"><text:p text:style-name="P38"><text:span text:style-name="T15">Connexion</text:span></text:p><draw:enhanced-geometry svg:viewBox="0 0 21600 21600" draw:type="rectangle" draw:enhanced-path="M 0 0 L 21600 0 21600 21600 0 21600 0 0 Z N"/></draw:custom-shape><draw:connector draw:style-name="gr10" draw:text-style-name="P37" svg:x1="3.502cm" svg:y1="3.062cm" svg:x2="7.402cm" svg:y2="0.963cm" draw:start-shape="id118" draw:start-glue-point="1" draw:end-shape="id119" draw:end-glue-point="3" svg:d="m3502 3062h1949v-2099h1951" svg:viewBox="0 0 3902 2101"><text:p/></draw:connector><draw:connector draw:style-name="gr10" draw:text-style-name="P37" svg:x1="3.502cm" svg:y1="4.111cm" svg:x2="8.803cm" svg:y2="3.462cm" draw:start-shape="id120" draw:start-glue-point="1" draw:end-shape="id121" draw:end-glue-point="3" svg:d="m3502 4111h2650v-649h2651" svg:viewBox="0 0 5302 651"><text:p/></draw:connector><draw:connector draw:style-name="gr10" draw:text-style-name="P37" svg:x1="3.602cm" svg:y1="5.159cm" svg:x2="11.402cm" svg:y2="6.163cm" draw:start-shape="id122" draw:start-glue-point="1" draw:end-shape="id123" draw:end-glue-point="3" svg:d="m3602 5159h3898v1004h3902" svg:viewBox="0 0 7802 1005"><text:p/></draw:connector><draw:connector draw:style-name="gr10" draw:text-style-name="P37" svg:x1="4.401cm" svg:y1="6.212cm" svg:x2="11.402cm" svg:y2="8.562cm" draw:start-shape="id124" draw:start-glue-point="1" draw:end-shape="id125" draw:end-glue-point="3" svg:d="m4401 6212h3499v2350h3502" svg:viewBox="0 0 7003 2351"><text:p/></draw:connector><draw:custom-shape draw:style-name="gr7" draw:text-style-name="P37" xml:id="id126" draw:id="id126" svg:width="3.2cm" svg:height="1.101cm" svg:x="0.902cm" svg:y="9.712cm"><text:p text:style-name="P38"><text:span text:style-name="T15">panier</text:span></text:p><draw:enhanced-geometry svg:viewBox="0 0 21600 21600" draw:type="rectangle" draw:enhanced-path="M 0 0 L 21600 0 21600 21600 0 21600 0 0 Z N"/></draw:custom-shape><draw:custom-shape draw:style-name="gr7" draw:text-style-name="P37" xml:id="id128" draw:id="id128" svg:width="3.901cm" svg:height="1.301cm" svg:x="0.501cm" svg:y="10.613cm"><text:p text:style-name="P38"><text:span text:style-name="T15">abonnement</text:span></text:p><draw:enhanced-geometry svg:viewBox="0 0 21600 21600" draw:type="rectangle" draw:enhanced-path="M 0 0 L 21600 0 21600 21600 0 21600 0 0 Z N"/></draw:custom-shape><draw:custom-shape draw:style-name="gr12" draw:text-style-name="P37" xml:id="id127" draw:id="id127" svg:width="3.402cm" svg:height="1.401cm" svg:x="9.8cm" svg:y="9.712cm"><text:p text:style-name="P38"><text:span text:style-name="T15">Panier</text:span></text:p><draw:enhanced-geometry svg:viewBox="0 0 21600 21600" draw:type="rectangle" draw:enhanced-path="M 0 0 L 21600 0 21600 21600 0 21600 0 0 Z N"/></draw:custom-shape><draw:connector draw:style-name="gr10" draw:text-style-name="P37" svg:x1="4.101cm" svg:y1="10.262cm" svg:x2="9.8cm" svg:y2="10.412cm" draw:start-shape="id126" draw:start-glue-point="1" draw:end-shape="id127" draw:end-glue-point="3" svg:d="m4101 10262h2849v150h2850" svg:viewBox="0 0 5701 152"><text:p/></draw:connector><draw:custom-shape draw:style-name="gr12" draw:text-style-name="P37" xml:id="id129" draw:id="id129" svg:width="4.201cm" svg:height="1.701cm" svg:x="8.601cm" svg:y="11.712cm"><text:p text:style-name="P38"><text:span text:style-name="T15">Abonnement</text:span></text:p><draw:enhanced-geometry svg:viewBox="0 0 21600 21600" draw:type="rectangle" draw:enhanced-path="M 0 0 L 21600 0 21600 21600 0 21600 0 0 Z N"/></draw:custom-shape><draw:connector draw:style-name="gr10" draw:text-style-name="P37" svg:x1="4.401cm" svg:y1="11.262cm" svg:x2="8.601cm" svg:y2="12.562cm" draw:start-shape="id128" draw:start-glue-point="1" draw:end-shape="id129" draw:end-glue-point="3" svg:d="m4401 11262h2097v1300h2103" svg:viewBox="0 0 4202 1302"><text:p/></draw:connector></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h text:style-name="P33" text:outline-level="2">Page des produits</text:h>
      <text:p text:style-name="P20"/>
      <text:p text:style-name="P20"><text:tab/>La page des produits est la page qui a le plus de liens avec d’autres pages. On peut donc voir les liens avec les pages principales du site « Accueil » et « Compte », nous avons également les liens pour la connexion et l’inscription. Nous n’avons pas représenté toutes les actions présentes dans « rechercher » car aucune ne produit de changement de focus. Néanmoins, l’action « rechercher » peut se traduire en plusieurs action<text:span text:style-name="T8">s</text:span> de sélection sur le type de produit, le flux et le tris ; pour le prix, on considère que l’on produit un interval<text:span text:style-name="T7">le</text:span>. Toutes ces actions se produisent donc sur cette même page, ainsi que l’action « se déconnecter ».</text:p>
      <text:p text:style-name="P20"/>
      <text:p text:style-name="P20"><draw:g text:anchor-type="paragraph" draw:z-index="69" draw:style-name="gr5"><draw:custom-shape draw:style-name="gr6" draw:text-style-name="P37" svg:width="4.8cm" svg:height="12.501cm" svg:x="-0.078cm" svg:y="0.152cm"><text:p/><draw:enhanced-geometry svg:viewBox="0 0 21600 21600" draw:type="rectangle" draw:enhanced-path="M 0 0 L 21600 0 21600 21600 0 21600 0 0 Z N"/></draw:custom-shape><draw:custom-shape draw:style-name="gr7" draw:text-style-name="P39" svg:width="3.202cm" svg:height="0.9cm" svg:x="0.621cm" svg:y="0.353cm"><text:p text:style-name="P38"><text:span text:style-name="T13">Produits</text:span></text:p><draw:enhanced-geometry svg:viewBox="0 0 21600 21600" draw:type="rectangle" draw:enhanced-path="M 0 0 L 21600 0 21600 21600 0 21600 0 0 Z N"/></draw:custom-shape><draw:custom-shape draw:style-name="gr7" draw:text-style-name="P39" xml:id="id13" draw:id="id13" svg:width="2.601cm" svg:height="0.701cm" svg:x="0.822cm" svg:y="1.852cm"><text:p text:style-name="P38"><text:span text:style-name="T13">accueil</text:span></text:p><draw:enhanced-geometry svg:viewBox="0 0 21600 21600" draw:type="rectangle" draw:enhanced-path="M 0 0 L 21600 0 21600 21600 0 21600 0 0 Z N"/></draw:custom-shape><draw:custom-shape draw:style-name="gr7" draw:text-style-name="P39" xml:id="id15" draw:id="id15" svg:width="2.601cm" svg:height="0.802cm" svg:x="0.822cm" svg:y="2.852cm"><text:p text:style-name="P38"><text:span text:style-name="T13">compte</text:span></text:p><draw:enhanced-geometry svg:viewBox="0 0 21600 21600" draw:type="rectangle" draw:enhanced-path="M 0 0 L 21600 0 21600 21600 0 21600 0 0 Z N"/></draw:custom-shape><draw:custom-shape draw:style-name="gr7" draw:text-style-name="P39" xml:id="id19" draw:id="id19" svg:width="4.001cm" svg:height="0.8cm" svg:x="0.321cm" svg:y="4.953cm"><text:p text:style-name="P38"><text:span text:style-name="T13">se connecter</text:span></text:p><draw:enhanced-geometry svg:viewBox="0 0 21600 21600" draw:type="rectangle" draw:enhanced-path="M 0 0 L 21600 0 21600 21600 0 21600 0 0 Z N"/></draw:custom-shape><draw:custom-shape draw:style-name="gr7" draw:text-style-name="P39" xml:id="id17" draw:id="id17" svg:width="2.701cm" svg:height="0.699cm" svg:x="0.822cm" svg:y="3.953cm"><text:p text:style-name="P38"><text:span text:style-name="T13">s'inscrire</text:span></text:p><draw:enhanced-geometry svg:viewBox="0 0 21600 21600" draw:type="rectangle" draw:enhanced-path="M 0 0 L 21600 0 21600 21600 0 21600 0 0 Z N"/></draw:custom-shape><draw:custom-shape draw:style-name="gr7" draw:text-style-name="P39" svg:width="4.601cm" svg:height="0.701cm" svg:x="0.021cm" svg:y="6.052cm"><text:p text:style-name="P38"><text:span text:style-name="T13">se déconnecter</text:span></text:p><draw:enhanced-geometry svg:viewBox="0 0 21600 21600" draw:type="rectangle" draw:enhanced-path="M 0 0 L 21600 0 21600 21600 0 21600 0 0 Z N"/></draw:custom-shape><draw:custom-shape draw:style-name="gr7" draw:text-style-name="P39" xml:id="id21" draw:id="id21" svg:width="4.299cm" svg:height="0.802cm" svg:x="0.222cm" svg:y="7.052cm"><text:p text:style-name="P38"><text:span text:style-name="T13">show produit</text:span></text:p><draw:enhanced-geometry svg:viewBox="0 0 21600 21600" draw:type="rectangle" draw:enhanced-path="M 0 0 L 21600 0 21600 21600 0 21600 0 0 Z N"/></draw:custom-shape><draw:custom-shape draw:style-name="gr7" draw:text-style-name="P39" xml:id="id23" draw:id="id23" svg:width="4.201cm" svg:height="0.701cm" svg:x="0.222cm" svg:y="8.153cm"><text:p text:style-name="P38"><text:span text:style-name="T13">ajouter produit</text:span></text:p><draw:enhanced-geometry svg:viewBox="0 0 21600 21600" draw:type="rectangle" draw:enhanced-path="M 0 0 L 21600 0 21600 21600 0 21600 0 0 Z N"/></draw:custom-shape><draw:line draw:style-name="gr9" draw:text-style-name="P37" svg:x1="-0.078cm" svg:y1="1.452cm" svg:x2="4.722cm" svg:y2="1.452cm"><text:p/></draw:line><draw:custom-shape draw:style-name="gr12" draw:text-style-name="P39" xml:id="id18" draw:id="id18" svg:width="3.301cm" svg:height="0.9cm" svg:x="13.522cm" svg:y="3.152cm"><text:p text:style-name="P38"><text:span text:style-name="T13">Inscription</text:span></text:p><draw:enhanced-geometry svg:viewBox="0 0 21600 21600" draw:type="rectangle" draw:enhanced-path="M 0 0 L 21600 0 21600 21600 0 21600 0 0 Z N"/></draw:custom-shape><draw:custom-shape draw:style-name="gr12" draw:text-style-name="P39" xml:id="id14" draw:id="id14" svg:width="2.5cm" svg:height="1.2cm" svg:x="6.621cm" svg:y="0.053cm"><text:p text:style-name="P38"><text:span text:style-name="T13">Accueil</text:span></text:p><draw:enhanced-geometry svg:viewBox="0 0 21600 21600" draw:type="rectangle" draw:enhanced-path="M 0 0 L 21600 0 21600 21600 0 21600 0 0 Z N"/></draw:custom-shape><draw:custom-shape draw:style-name="gr12" draw:text-style-name="P39" xml:id="id16" draw:id="id16" svg:width="2.999cm" svg:height="1.001cm" svg:x="10.322cm" svg:y="1.353cm"><text:p text:style-name="P38"><text:span text:style-name="T13">Compte</text:span></text:p><draw:enhanced-geometry svg:viewBox="0 0 21600 21600" draw:type="rectangle" draw:enhanced-path="M 0 0 L 21600 0 21600 21600 0 21600 0 0 Z N"/></draw:custom-shape><draw:custom-shape draw:style-name="gr12" draw:text-style-name="P39" xml:id="id20" draw:id="id20" svg:width="3.301cm" svg:height="1.101cm" svg:x="13.021cm" svg:y="4.452cm"><text:p text:style-name="P38"><text:span text:style-name="T13">Connexion</text:span></text:p><draw:enhanced-geometry svg:viewBox="0 0 21600 21600" draw:type="rectangle" draw:enhanced-path="M 0 0 L 21600 0 21600 21600 0 21600 0 0 Z N"/></draw:custom-shape><draw:custom-shape draw:style-name="gr12" draw:text-style-name="P39" xml:id="id22" draw:id="id22" svg:width="4.8cm" svg:height="1.301cm" svg:x="12.421cm" svg:y="6.352cm"><text:p text:style-name="P38"><text:span text:style-name="T13">Détail produits</text:span></text:p><draw:enhanced-geometry svg:viewBox="0 0 21600 21600" draw:type="rectangle" draw:enhanced-path="M 0 0 L 21600 0 21600 21600 0 21600 0 0 Z N"/></draw:custom-shape><draw:connector draw:style-name="gr10" draw:text-style-name="P37" svg:x1="3.422cm" svg:y1="2.201cm" svg:x2="6.622cm" svg:y2="0.653cm" draw:start-shape="id13" draw:start-glue-point="1" draw:end-shape="id14" draw:end-glue-point="3" svg:d="m3422 2201h1598v-1548h1602" svg:viewBox="0 0 3201 1550"><text:p/></draw:connector><draw:connector draw:style-name="gr10" draw:text-style-name="P37" svg:x1="3.422cm" svg:y1="3.253cm" svg:x2="10.322cm" svg:y2="1.852cm" draw:start-shape="id15" draw:start-glue-point="1" draw:end-shape="id16" draw:end-glue-point="3" svg:d="m3422 3253h3450v-1401h3450" svg:viewBox="0 0 6902 1402"><text:p/></draw:connector><draw:connector draw:style-name="gr10" draw:text-style-name="P37" svg:x1="3.522cm" svg:y1="4.302cm" svg:x2="13.522cm" svg:y2="3.602cm" draw:start-shape="id17" draw:start-glue-point="1" draw:end-shape="id18" draw:end-glue-point="3" svg:d="m3522 4302h4998v-700h5002" svg:viewBox="0 0 10001 702"><text:p/></draw:connector><draw:connector draw:style-name="gr10" draw:text-style-name="P37" svg:x1="4.321cm" svg:y1="5.352cm" svg:x2="13.02cm" svg:y2="5.002cm" draw:start-shape="id19" draw:start-glue-point="1" draw:end-shape="id20" svg:d="m4321 5352h4348v-350h4351" svg:viewBox="0 0 8701 351"><text:p/></draw:connector><draw:connector draw:style-name="gr10" draw:text-style-name="P37" svg:x1="4.52cm" svg:y1="7.452cm" svg:x2="12.42cm" svg:y2="7.001cm" draw:start-shape="id21" draw:start-glue-point="1" draw:end-shape="id22" svg:d="m4520 7452h3947v-451h3953" svg:viewBox="0 0 7902 453"><text:p/></draw:connector><draw:custom-shape draw:style-name="gr12" draw:text-style-name="P39" xml:id="id24" draw:id="id24" svg:width="4.5cm" svg:height="1.401cm" svg:x="9.121cm" svg:y="8.551cm"><text:p text:style-name="P38"><text:span text:style-name="T13">Ajouter produit</text:span></text:p><draw:enhanced-geometry svg:viewBox="0 0 21600 21600" draw:type="rectangle" draw:enhanced-path="M 0 0 L 21600 0 21600 21600 0 21600 0 0 Z N"/></draw:custom-shape><draw:connector draw:style-name="gr10" draw:text-style-name="P37" svg:x1="4.422cm" svg:y1="8.502cm" svg:x2="9.121cm" svg:y2="9.252cm" draw:start-shape="id23" draw:start-glue-point="1" draw:end-shape="id24" svg:d="m4422 8502h2348v750h2351" svg:viewBox="0 0 4701 751"><text:p/></draw:connector><draw:custom-shape draw:style-name="gr7" draw:text-style-name="P39" xml:id="id25" draw:id="id25" svg:width="1.9cm" svg:height="0.701cm" svg:x="1.222cm" svg:y="9.352cm"><text:p text:style-name="P38"><text:span text:style-name="T13">panier</text:span></text:p><draw:enhanced-geometry svg:viewBox="0 0 21600 21600" draw:type="rectangle" draw:enhanced-path="M 0 0 L 21600 0 21600 21600 0 21600 0 0 Z N"/></draw:custom-shape><draw:custom-shape draw:style-name="gr7" draw:text-style-name="P39" xml:id="id27" draw:id="id27" svg:width="3.901cm" svg:height="0.9cm" svg:x="0.321cm" svg:y="10.252cm"><text:p text:style-name="P38"><text:span text:style-name="T13">abonnement</text:span></text:p><draw:enhanced-geometry svg:viewBox="0 0 21600 21600" draw:type="rectangle" draw:enhanced-path="M 0 0 L 21600 0 21600 21600 0 21600 0 0 Z N"/></draw:custom-shape><draw:custom-shape draw:style-name="gr12" draw:text-style-name="P39" xml:id="id26" draw:id="id26" svg:width="2.601cm" svg:height="1.301cm" svg:x="9.121cm" svg:y="10.153cm"><text:p text:style-name="P38"><text:span text:style-name="T13">Panier</text:span></text:p><draw:enhanced-geometry svg:viewBox="0 0 21600 21600" draw:type="rectangle" draw:enhanced-path="M 0 0 L 21600 0 21600 21600 0 21600 0 0 Z N"/></draw:custom-shape><draw:custom-shape draw:style-name="gr12" draw:text-style-name="P39" xml:id="id28" draw:id="id28" svg:width="3.8cm" svg:height="1.2cm" svg:x="7.322cm" svg:y="11.652cm"><text:p text:style-name="P38"><text:span text:style-name="T13">Abonnement</text:span></text:p><draw:enhanced-geometry svg:viewBox="0 0 21600 21600" draw:type="rectangle" draw:enhanced-path="M 0 0 L 21600 0 21600 21600 0 21600 0 0 Z N"/></draw:custom-shape><draw:connector draw:style-name="gr10" draw:text-style-name="P37" svg:x1="3.122cm" svg:y1="9.701cm" svg:x2="9.121cm" svg:y2="10.802cm" draw:start-shape="id25" draw:start-glue-point="1" draw:end-shape="id26" draw:end-glue-point="3" svg:d="m3122 9701h2999v1101h3000" svg:viewBox="0 0 6001 1102"><text:p/></draw:connector><draw:connector draw:style-name="gr10" draw:text-style-name="P37" svg:x1="4.221cm" svg:y1="10.702cm" svg:x2="7.322cm" svg:y2="12.252cm" draw:start-shape="id27" draw:start-glue-point="1" draw:end-shape="id28" draw:end-glue-point="3" svg:d="m4221 10702h1549v1550h1552" svg:viewBox="0 0 3103 1552"><text:p/></draw:connector><draw:custom-shape draw:style-name="gr7" draw:text-style-name="P39" svg:width="3.5cm" svg:height="0.8cm" svg:x="0.522cm" svg:y="11.352cm"><text:p text:style-name="P38"><text:span text:style-name="T13">rechercher</text:span></text:p><draw:enhanced-geometry svg:viewBox="0 0 21600 21600" draw:type="rectangle" draw:enhanced-path="M 0 0 L 21600 0 21600 21600 0 21600 0 0 Z N"/></draw:custom-shap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4" text:outline-level="2">Élément panier</text:h>
      <text:p text:style-name="P20"/>
      <text:p text:style-name="P20"><text:tab/>Le «Panier» correspond à notre caddie. Il a deux actions « changerQuantitéProduit »(changement de la quantité d'un produit dans le caddie) et « supprimerProduit »(suppression d'un produit dans le caddie) qui ne changent pas le focus. L’action « passer commande » envoie vers la page payement. Comme pour certaines pop-up, il y a un lien vers la page qui affiche cet élément</text:p>
      <text:p text:style-name="P20"><draw:g text:anchor-type="paragraph" draw:z-index="72" draw:style-name="gr5"><draw:custom-shape draw:style-name="gr6" draw:text-style-name="P37" svg:width="5.553cm" svg:height="4.523cm" svg:x="1.323cm" svg:y="0.559cm"><text:p/><draw:enhanced-geometry svg:viewBox="0 0 21600 21600" draw:type="rectangle" draw:enhanced-path="M 0 0 L 21600 0 21600 21600 0 21600 0 0 Z N"/></draw:custom-shape><draw:custom-shape draw:style-name="gr7" draw:text-style-name="P39" svg:width="3.652cm" svg:height="0.69cm" svg:x="2.083cm" svg:y="0.713cm"><text:p text:style-name="P38"><text:span text:style-name="T13">Panier</text:span></text:p><draw:enhanced-geometry svg:viewBox="0 0 21600 21600" draw:type="rectangle" draw:enhanced-path="M 0 0 L 21600 0 21600 21600 0 21600 0 0 Z N"/></draw:custom-shape><draw:custom-shape draw:style-name="gr7" draw:text-style-name="P39" svg:width="4.947cm" svg:height="0.539cm" svg:x="1.55cm" svg:y="1.861cm"><text:p text:style-name="P38"><text:span text:style-name="T13">changerQuantitéProduit</text:span></text:p><draw:enhanced-geometry svg:viewBox="0 0 21600 21600" draw:type="rectangle" draw:enhanced-path="M 0 0 L 21600 0 21600 21600 0 21600 0 0 Z N"/></draw:custom-shape><draw:custom-shape draw:style-name="gr7" draw:text-style-name="P39" svg:width="4.109cm" svg:height="0.615cm" svg:x="2.007cm" svg:y="2.628cm"><text:p text:style-name="P38"><text:span text:style-name="T13">supprimer produit</text:span></text:p><draw:enhanced-geometry svg:viewBox="0 0 21600 21600" draw:type="rectangle" draw:enhanced-path="M 0 0 L 21600 0 21600 21600 0 21600 0 0 Z N"/></draw:custom-shape><draw:line draw:style-name="gr9" draw:text-style-name="P37" svg:x1="1.322cm" svg:y1="1.556cm" svg:x2="6.876cm" svg:y2="1.556cm"><text:p/></draw:line><draw:frame draw:style-name="gr17" draw:text-style-name="P41" xml:id="id47" draw:id="id47" svg:width="6.315cm" svg:height="0.821cm" svg:x="9.615cm" svg:y="1.785cm"><draw:text-box><text:p text:style-name="P40"><text:span text:style-name="T13">Retour vers page d'appel</text:span></text:p></draw:text-box></draw:frame><draw:custom-shape draw:style-name="gr7" draw:text-style-name="P39" xml:id="id48" draw:id="id48" svg:width="4.412cm" svg:height="0.766cm" svg:x="1.931cm" svg:y="3.32cm"><text:p text:style-name="P38"><text:span text:style-name="T13">passer commande</text:span></text:p><draw:enhanced-geometry svg:viewBox="0 0 21600 21600" draw:type="rectangle" draw:enhanced-path="M 0 0 L 21600 0 21600 21600 0 21600 0 0 Z N"/></draw:custom-shape><draw:custom-shape draw:style-name="gr8" draw:text-style-name="P37" xml:id="id46" draw:id="id46" svg:width="1.445cm" svg:height="0.537cm" svg:x="3.224cm" svg:y="4.315cm"><text:p/><draw:enhanced-geometry svg:viewBox="0 0 21600 21600" draw:type="rectangle" draw:enhanced-path="M 0 0 L 21600 0 21600 21600 0 21600 0 0 Z N"/></draw:custom-shape><draw:connector draw:style-name="gr10" draw:text-style-name="P37" svg:x1="4.669cm" svg:y1="4.583cm" svg:x2="9.615cm" svg:y2="2.194cm" draw:start-shape="id46" draw:start-glue-point="1" draw:end-shape="id47" svg:d="m4669 4583h2473v-2389h2473" svg:viewBox="0 0 4948 2390"><text:p/></draw:connector><draw:custom-shape draw:style-name="gr12" draw:text-style-name="P39" xml:id="id49" draw:id="id49" svg:width="3.043cm" svg:height="0.842cm" svg:x="8.93cm" svg:y="0.33cm"><text:p text:style-name="P38"><text:span text:style-name="T13">Payement</text:span></text:p><draw:enhanced-geometry svg:viewBox="0 0 21600 21600" draw:type="rectangle" draw:enhanced-path="M 0 0 L 21600 0 21600 21600 0 21600 0 0 Z N"/></draw:custom-shape><draw:connector draw:style-name="gr10" draw:text-style-name="P37" svg:x1="6.343cm" svg:y1="3.702cm" svg:x2="8.931cm" svg:y2="0.75cm" draw:start-shape="id48" draw:start-glue-point="1" draw:end-shape="id49" draw:end-glue-point="3" svg:d="m6343 3702h1291v-2952h1297" svg:viewBox="0 0 2589 2955"><text:p/></draw:connector></draw:g></text:p>
      <text:p text:style-name="P20"/>
      <text:p text:style-name="P20"/>
      <text:p text:style-name="P20"/>
      <text:p text:style-name="P20"/>
      <text:p text:style-name="P20"/>
      <text:p text:style-name="P20"/>
      <text:p text:style-name="P20"/>
      <text:p text:style-name="P20"/>
      <text:h text:style-name="P33" text:outline-level="2">Élément abonnement</text:h>
      <text:p text:style-name="P20"/>
      <text:p text:style-name="P20"><text:tab/>L’ «Abonnement » ressemble beaucoup au caddie avec une action supplémentaire. <text:s/>On peut supprimer un abonnement en passant par les informations du compte.</text:p>
      <text:p text:style-name="P20"/>
      <text:p text:style-name="P20"/>
      <text:p text:style-name="P20"><draw:g text:anchor-type="paragraph" draw:z-index="73" draw:style-name="gr5"><draw:custom-shape draw:style-name="gr6" draw:text-style-name="P37" svg:width="5.589cm" svg:height="5.1cm" svg:x="0.977cm" svg:y="0.566cm"><text:p/><draw:enhanced-geometry svg:viewBox="0 0 21600 21600" draw:type="rectangle" draw:enhanced-path="M 0 0 L 21600 0 21600 21600 0 21600 0 0 Z N"/></draw:custom-shape><draw:custom-shape draw:style-name="gr7" draw:text-style-name="P39" svg:width="3.677cm" svg:height="0.622cm" svg:x="1.741cm" svg:y="0.704cm"><text:p text:style-name="P38"><text:span text:style-name="T13">Abonnement</text:span></text:p><draw:enhanced-geometry svg:viewBox="0 0 21600 21600" draw:type="rectangle" draw:enhanced-path="M 0 0 L 21600 0 21600 21600 0 21600 0 0 Z N"/></draw:custom-shape><draw:custom-shape draw:style-name="gr7" draw:text-style-name="P39" svg:width="4.977cm" svg:height="0.482cm" svg:x="1.206cm" svg:y="1.737cm"><text:p text:style-name="P38"><text:span text:style-name="T13">changerQuantitéProduit</text:span></text:p><draw:enhanced-geometry svg:viewBox="0 0 21600 21600" draw:type="rectangle" draw:enhanced-path="M 0 0 L 21600 0 21600 21600 0 21600 0 0 Z N"/></draw:custom-shape><draw:custom-shape draw:style-name="gr7" draw:text-style-name="P39" svg:width="4.135cm" svg:height="0.553cm" svg:x="1.665cm" svg:y="2.425cm"><text:p text:style-name="P38"><text:span text:style-name="T13">supprimer produit</text:span></text:p><draw:enhanced-geometry svg:viewBox="0 0 21600 21600" draw:type="rectangle" draw:enhanced-path="M 0 0 L 21600 0 21600 21600 0 21600 0 0 Z N"/></draw:custom-shape><draw:line draw:style-name="gr9" draw:text-style-name="P37" svg:x1="0.977cm" svg:y1="1.462cm" svg:x2="6.565cm" svg:y2="1.462cm"><text:p/></draw:line><draw:frame draw:style-name="gr18" draw:text-style-name="P41" xml:id="id51" draw:id="id51" svg:width="6.354cm" svg:height="0.821cm" svg:x="9.627cm" svg:y="3.073cm"><draw:text-box><text:p text:style-name="P40"><text:span text:style-name="T13">Retour vers page d'appel</text:span></text:p></draw:text-box></draw:frame><draw:custom-shape draw:style-name="gr7" draw:text-style-name="P39" xml:id="id52" draw:id="id52" svg:width="4.44cm" svg:height="0.689cm" svg:x="1.589cm" svg:y="3.046cm"><text:p text:style-name="P38"><text:span text:style-name="T13">passer commande</text:span></text:p><draw:enhanced-geometry svg:viewBox="0 0 21600 21600" draw:type="rectangle" draw:enhanced-path="M 0 0 L 21600 0 21600 21600 0 21600 0 0 Z N"/></draw:custom-shape><draw:custom-shape draw:style-name="gr8" draw:text-style-name="P37" xml:id="id50" draw:id="id50" svg:width="1.454cm" svg:height="0.482cm" svg:x="2.891cm" svg:y="3.942cm"><text:p/><draw:enhanced-geometry svg:viewBox="0 0 21600 21600" draw:type="rectangle" draw:enhanced-path="M 0 0 L 21600 0 21600 21600 0 21600 0 0 Z N"/></draw:custom-shape><draw:connector draw:style-name="gr10" draw:text-style-name="P37" svg:x1="4.344cm" svg:y1="4.182cm" svg:x2="9.627cm" svg:y2="3.482cm" draw:start-shape="id50" draw:start-glue-point="1" draw:end-shape="id51" svg:d="m4344 4182h2643v-700h2640" svg:viewBox="0 0 5285 702"><text:p/></draw:connector><draw:custom-shape draw:style-name="gr12" draw:text-style-name="P39" xml:id="id53" draw:id="id53" svg:width="3.063cm" svg:height="0.757cm" svg:x="9.627cm" svg:y="0.291cm"><text:p text:style-name="P38"><text:span text:style-name="T13">Payement</text:span></text:p><draw:enhanced-geometry svg:viewBox="0 0 21600 21600" draw:type="rectangle" draw:enhanced-path="M 0 0 L 21600 0 21600 21600 0 21600 0 0 Z N"/></draw:custom-shape><draw:connector draw:style-name="gr10" draw:text-style-name="P37" svg:x1="6.029cm" svg:y1="3.389cm" svg:x2="9.627cm" svg:y2="0.668cm" draw:start-shape="id52" draw:start-glue-point="1" draw:end-shape="id53" draw:end-glue-point="3" svg:d="m6029 3389h1797v-2721h1801" svg:viewBox="0 0 3600 2723"><text:p/></draw:connector><draw:custom-shape draw:style-name="gr7" draw:text-style-name="P39" xml:id="id54" draw:id="id54" svg:width="3.906cm" svg:height="0.622cm" svg:x="1.818cm" svg:y="4.63cm"><text:p text:style-name="P38"><text:span text:style-name="T13">supprimer abo</text:span></text:p><draw:enhanced-geometry svg:viewBox="0 0 21600 21600" draw:type="rectangle" draw:enhanced-path="M 0 0 L 21600 0 21600 21600 0 21600 0 0 Z N"/></draw:custom-shape><draw:custom-shape draw:style-name="gr6" draw:text-style-name="P37" svg:width="5.282cm" svg:height="2.481cm" svg:x="9.781cm" svg:y="4.011cm"><text:p/><draw:enhanced-geometry svg:viewBox="0 0 21600 21600" draw:type="rectangle" draw:enhanced-path="M 0 0 L 21600 0 21600 21600 0 21600 0 0 Z N"/></draw:custom-shape><draw:custom-shape draw:style-name="gr7" draw:text-style-name="P39" svg:width="2.756cm" svg:height="0.897cm" svg:x="11.082cm" svg:y="4.286cm"><text:p text:style-name="P38"><text:span text:style-name="T13">Compte</text:span></text:p><draw:enhanced-geometry svg:viewBox="0 0 21600 21600" draw:type="rectangle" draw:enhanced-path="M 0 0 L 21600 0 21600 21600 0 21600 0 0 Z N"/></draw:custom-shape><draw:custom-shape draw:style-name="gr16" draw:text-style-name="P39" xml:id="id55" draw:id="id55" svg:width="4.442cm" svg:height="0.828cm" svg:x="10.239cm" svg:y="5.251cm"><text:p text:style-name="P38"><text:span text:style-name="T13">Liste abonnement</text:span></text:p><draw:enhanced-geometry svg:viewBox="0 0 21600 21600" draw:type="rectangle" draw:enhanced-path="M 0 0 L 21600 0 21600 21600 0 21600 0 0 Z N"/></draw:custom-shape><draw:connector draw:style-name="gr10" draw:text-style-name="P37" svg:x1="5.724cm" svg:y1="4.941cm" svg:x2="10.239cm" svg:y2="5.664cm" draw:start-shape="id54" draw:start-glue-point="1" draw:end-shape="id55" svg:d="m5724 4941h2258v723h2257" svg:viewBox="0 0 4517 725"><text:p/></draw:connector></draw:g></text:p>
      <text:p text:style-name="P20"/>
      <text:h text:style-name="P34" text:outline-level="2">Page du compte</text:h>
      <text:p text:style-name="P20"/>
      <text:p text:style-name="P20"><text:tab/>Nous avons divis<text:span text:style-name="T9">é</text:span> la page « Compte » en trois sous-parties : </text:p>
      <text:list xml:id="list6165315484023486215" text:style-name="L194">
        <text:list-item>
          <text:p text:style-name="P24">Information Compte</text:p>
        </text:list-item>
        <text:list-item>
          <text:p text:style-name="P24">Liste Abonnement</text:p>
        </text:list-item>
        <text:list-item>
          <text:p text:style-name="P24">Historique</text:p>
        </text:list-item>
      </text:list>
      <text:p text:style-name="P20"/>
      <text:p text:style-name="P20"/>
      <text:p text:style-name="P20"><text:tab/>Ces trois parties ne sont pas vraiment des pages à elles entières. C’est en quelques sortes des onglets présents dans la page « Compte ». Toutes les actions réalisables dans « Compte » sont donc réalisables dans les différentes sous-parties. « Compte » a une action « se déconnecter » qui ne change pas le focus.</text:p>
      <text:p text:style-name="P20"><draw:g text:anchor-type="paragraph" draw:z-index="70" draw:style-name="gr5"><draw:custom-shape draw:style-name="gr6" draw:text-style-name="P37" svg:width="4.539cm" svg:height="5.94cm" svg:x="0.448cm" svg:y="4.441cm"><text:p/><draw:enhanced-geometry svg:viewBox="0 0 21600 21600" draw:type="rectangle" draw:enhanced-path="M 0 0 L 21600 0 21600 21600 0 21600 0 0 Z N"/></draw:custom-shape><draw:custom-shape draw:style-name="gr7" draw:text-style-name="P39" svg:width="2.504cm" svg:height="0.66cm" svg:x="1.466cm" svg:y="4.588cm"><text:p text:style-name="P38"><text:span text:style-name="T13">Compte</text:span></text:p><draw:enhanced-geometry svg:viewBox="0 0 21600 21600" draw:type="rectangle" draw:enhanced-path="M 0 0 L 21600 0 21600 21600 0 21600 0 0 Z N"/></draw:custom-shape><draw:custom-shape draw:style-name="gr7" draw:text-style-name="P39" xml:id="id29" draw:id="id29" svg:width="2.035cm" svg:height="0.514cm" svg:x="1.621cm" svg:y="5.688cm"><text:p text:style-name="P38"><text:span text:style-name="T13">accueil</text:span></text:p><draw:enhanced-geometry svg:viewBox="0 0 21600 21600" draw:type="rectangle" draw:enhanced-path="M 0 0 L 21600 0 21600 21600 0 21600 0 0 Z N"/></draw:custom-shape><draw:custom-shape draw:style-name="gr7" draw:text-style-name="P39" xml:id="id31" draw:id="id31" svg:width="2.035cm" svg:height="0.586cm" svg:x="1.621cm" svg:y="6.422cm"><text:p text:style-name="P38"><text:span text:style-name="T13">produits</text:span></text:p><draw:enhanced-geometry svg:viewBox="0 0 21600 21600" draw:type="rectangle" draw:enhanced-path="M 0 0 L 21600 0 21600 21600 0 21600 0 0 Z N"/></draw:custom-shape><draw:custom-shape draw:style-name="gr7" draw:text-style-name="P39" xml:id="id35" draw:id="id35" svg:width="4.149cm" svg:height="0.588cm" svg:x="0.603cm" svg:y="7.96cm"><text:p text:style-name="P38"><text:span text:style-name="T13">liste Abonnement</text:span></text:p><draw:enhanced-geometry svg:viewBox="0 0 21600 21600" draw:type="rectangle" draw:enhanced-path="M 0 0 L 21600 0 21600 21600 0 21600 0 0 Z N"/></draw:custom-shape><draw:custom-shape draw:style-name="gr7" draw:text-style-name="P39" xml:id="id33" draw:id="id33" svg:width="3.442cm" svg:height="0.514cm" svg:x="1.152cm" svg:y="7.227cm"><text:p text:style-name="P38"><text:span text:style-name="T13">information</text:span></text:p><draw:enhanced-geometry svg:viewBox="0 0 21600 21600" draw:type="rectangle" draw:enhanced-path="M 0 0 L 21600 0 21600 21600 0 21600 0 0 Z N"/></draw:custom-shape><draw:custom-shape draw:style-name="gr7" draw:text-style-name="P39" svg:width="3.599cm" svg:height="0.514cm" svg:x="0.995cm" svg:y="8.768cm"><text:p text:style-name="P38"><text:span text:style-name="T13">se déconnecter</text:span></text:p><draw:enhanced-geometry svg:viewBox="0 0 21600 21600" draw:type="rectangle" draw:enhanced-path="M 0 0 L 21600 0 21600 21600 0 21600 0 0 Z N"/></draw:custom-shape><draw:custom-shape draw:style-name="gr7" draw:text-style-name="P39" xml:id="id37" draw:id="id37" svg:width="3.365cm" svg:height="0.588cm" svg:x="1.152cm" svg:y="9.5cm"><text:p text:style-name="P38"><text:span text:style-name="T13">historique</text:span></text:p><draw:enhanced-geometry svg:viewBox="0 0 21600 21600" draw:type="rectangle" draw:enhanced-path="M 0 0 L 21600 0 21600 21600 0 21600 0 0 Z N"/></draw:custom-shape><draw:line draw:style-name="gr9" draw:text-style-name="P37" svg:x1="0.447cm" svg:y1="5.395cm" svg:x2="4.985cm" svg:y2="5.395cm"><text:p/></draw:line><draw:custom-shape draw:style-name="gr16" draw:text-style-name="P39" xml:id="id34" draw:id="id34" svg:width="6.809cm" svg:height="0.66cm" svg:x="9.678cm" svg:y="6.495cm"><text:p text:style-name="P38"><text:span text:style-name="T13">Information Compte</text:span></text:p><draw:enhanced-geometry svg:viewBox="0 0 21600 21600" draw:type="rectangle" draw:enhanced-path="M 0 0 L 21600 0 21600 21600 0 21600 0 0 Z N"/></draw:custom-shape><draw:custom-shape draw:style-name="gr12" draw:text-style-name="P39" xml:id="id30" draw:id="id30" svg:width="2.975cm" svg:height="1.1cm" svg:x="6.863cm" svg:y="3.122cm"><text:p text:style-name="P38"><text:span text:style-name="T13">Accueil</text:span></text:p><draw:enhanced-geometry svg:viewBox="0 0 21600 21600" draw:type="rectangle" draw:enhanced-path="M 0 0 L 21600 0 21600 21600 0 21600 0 0 Z N"/></draw:custom-shape><draw:custom-shape draw:style-name="gr12" draw:text-style-name="P39" xml:id="id32" draw:id="id32" svg:width="2.349cm" svg:height="0.735cm" svg:x="7.724cm" svg:y="5.394cm"><text:p text:style-name="P38"><text:span text:style-name="T13">Produits</text:span></text:p><draw:enhanced-geometry svg:viewBox="0 0 21600 21600" draw:type="rectangle" draw:enhanced-path="M 0 0 L 21600 0 21600 21600 0 21600 0 0 Z N"/></draw:custom-shape><draw:custom-shape draw:style-name="gr16" draw:text-style-name="P39" xml:id="id36" draw:id="id36" svg:width="4.851cm" svg:height="0.733cm" svg:x="11.871cm" svg:y="7.595cm"><text:p text:style-name="P38"><text:span text:style-name="T13">Liste Abonnement</text:span></text:p><draw:enhanced-geometry svg:viewBox="0 0 21600 21600" draw:type="rectangle" draw:enhanced-path="M 0 0 L 21600 0 21600 21600 0 21600 0 0 Z N"/></draw:custom-shape><draw:custom-shape draw:style-name="gr16" draw:text-style-name="P39" xml:id="id38" draw:id="id38" svg:width="3.756cm" svg:height="0.955cm" svg:x="10.384cm" svg:y="8.913cm"><text:p text:style-name="P38"><text:span text:style-name="T13">Historique</text:span></text:p><draw:enhanced-geometry svg:viewBox="0 0 21600 21600" draw:type="rectangle" draw:enhanced-path="M 0 0 L 21600 0 21600 21600 0 21600 0 0 Z N"/></draw:custom-shape><draw:connector draw:style-name="gr10" draw:text-style-name="P37" svg:x1="3.655cm" svg:y1="5.944cm" svg:x2="6.863cm" svg:y2="3.671cm" draw:start-shape="id29" draw:start-glue-point="1" draw:end-shape="id30" draw:end-glue-point="3" svg:d="m3655 5944h1603v-2273h1605" svg:viewBox="0 0 3210 2275"><text:p/></draw:connector><draw:connector draw:style-name="gr10" draw:text-style-name="P37" svg:x1="3.655cm" svg:y1="6.715cm" svg:x2="7.724cm" svg:y2="5.761cm" draw:start-shape="id31" draw:start-glue-point="1" draw:end-shape="id32" draw:end-glue-point="3" svg:d="m3655 6715h2032v-954h2037" svg:viewBox="0 0 4071 956"><text:p/></draw:connector><draw:connector draw:style-name="gr10" draw:text-style-name="P37" svg:x1="4.593cm" svg:y1="7.482cm" svg:x2="9.678cm" svg:y2="6.824cm" draw:start-shape="id33" draw:start-glue-point="1" draw:end-shape="id34" draw:end-glue-point="3" svg:d="m4593 7482h2542v-658h2543" svg:viewBox="0 0 5087 660"><text:p/></draw:connector><draw:connector draw:style-name="gr10" draw:text-style-name="P37" svg:x1="4.752cm" svg:y1="8.253cm" svg:x2="11.871cm" svg:y2="7.96cm" draw:start-shape="id35" draw:start-glue-point="1" draw:end-shape="id36" draw:end-glue-point="3" svg:d="m4752 8253h3559v-293h3560" svg:viewBox="0 0 7121 295"><text:p/></draw:connector><draw:connector draw:style-name="gr10" draw:text-style-name="P37" svg:x1="4.515cm" svg:y1="9.793cm" svg:x2="10.383cm" svg:y2="9.389cm" draw:start-shape="id37" draw:start-glue-point="1" draw:end-shape="id38" svg:d="m4515 9793h2931v-404h2937" svg:viewBox="0 0 5870 406"><text:p/></draw:connector></draw:g></text:p>
      <text:p text:style-name="P21"/>
      <text:p text:style-name="P23"><text:tab/>La sous partie « Liste abonnement » : </text:p>
      <text:p text:style-name="P20"/>
      <text:p text:style-name="P20"><draw:g text:anchor-type="paragraph" draw:z-index="85" draw:style-name="gr5"><draw:custom-shape draw:style-name="gr6" draw:text-style-name="P37" svg:width="5.786cm" svg:height="3.8cm" svg:x="1.595cm" svg:y="0.185cm"><text:p/><draw:enhanced-geometry svg:viewBox="0 0 21600 21600" draw:type="rectangle" draw:enhanced-path="M 0 0 L 21600 0 21600 21600 0 21600 0 0 Z N"/></draw:custom-shape><draw:custom-shape draw:style-name="gr7" draw:text-style-name="P39" svg:width="4.439cm" svg:height="0.403cm" svg:x="2.466cm" svg:y="0.275cm"><text:p text:style-name="P38"><text:span text:style-name="T13">Liste abonnement</text:span></text:p><draw:enhanced-geometry svg:viewBox="0 0 21600 21600" draw:type="rectangle" draw:enhanced-path="M 0 0 L 21600 0 21600 21600 0 21600 0 0 Z N"/></draw:custom-shape><draw:custom-shape draw:style-name="gr7" draw:text-style-name="P39" xml:id="id136" draw:id="id136" svg:width="5.153cm" svg:height="0.313cm" svg:x="1.911cm" svg:y="2.51cm"><text:p text:style-name="P38"><text:span text:style-name="T13">info</text:span></text:p><draw:enhanced-geometry svg:viewBox="0 0 21600 21600" draw:type="rectangle" draw:enhanced-path="M 0 0 L 21600 0 21600 21600 0 21600 0 0 Z N"/></draw:custom-shape><draw:custom-shape draw:style-name="gr7" draw:text-style-name="P39" xml:id="id134" draw:id="id134" svg:width="4.202cm" svg:height="0.359cm" svg:x="2.308cm" svg:y="3.18cm"><text:p text:style-name="P38"><text:span text:style-name="T13">historique</text:span></text:p><draw:enhanced-geometry svg:viewBox="0 0 21600 21600" draw:type="rectangle" draw:enhanced-path="M 0 0 L 21600 0 21600 21600 0 21600 0 0 Z N"/></draw:custom-shape><draw:line draw:style-name="gr9" draw:text-style-name="P37" svg:x1="1.594cm" svg:y1="0.764cm" svg:x2="7.38cm" svg:y2="0.764cm"><text:p/></draw:line><draw:connector draw:style-name="gr10" draw:text-style-name="P37" svg:x1="6.509cm" svg:y1="3.358cm" svg:x2="11.739cm" svg:y2="3.09cm" draw:start-shape="id134" draw:start-glue-point="1" draw:end-shape="id135" draw:end-glue-point="3" svg:d="m6509 3358h2614v-268h2616" svg:viewBox="0 0 5232 270"><text:p/></draw:connector><draw:connector draw:style-name="gr10" draw:text-style-name="P37" svg:x1="7.063cm" svg:y1="2.665cm" svg:x2="11.421cm" svg:y2="2.196cm" draw:start-shape="id136" draw:start-glue-point="1" draw:end-shape="id137" draw:end-glue-point="3" svg:d="m7063 2665h2176v-469h2182" svg:viewBox="0 0 4360 471"><text:p/></draw:connector><draw:custom-shape draw:style-name="gr7" draw:text-style-name="P39" svg:width="3.409cm" svg:height="0.403cm" svg:x="2.784cm" svg:y="0.945cm"><text:p text:style-name="P38"><text:span text:style-name="T13">détail</text:span></text:p><draw:enhanced-geometry svg:viewBox="0 0 21600 21600" draw:type="rectangle" draw:enhanced-path="M 0 0 L 21600 0 21600 21600 0 21600 0 0 Z N"/></draw:custom-shape><draw:custom-shape draw:style-name="gr12" draw:text-style-name="P39" xml:id="id139" draw:id="id139" svg:width="5.074cm" svg:height="0.537cm" svg:x="10.393cm" svg:y="0.945cm"><text:p text:style-name="P38"><text:span text:style-name="T13">ModifierAbonnement</text:span></text:p><draw:enhanced-geometry svg:viewBox="0 0 21600 21600" draw:type="rectangle" draw:enhanced-path="M 0 0 L 21600 0 21600 21600 0 21600 0 0 Z N"/></draw:custom-shape><draw:custom-shape draw:style-name="gr16" draw:text-style-name="P39" xml:id="id137" draw:id="id137" svg:width="3.569cm" svg:height="0.627cm" svg:x="11.422cm" svg:y="1.884cm"><text:p text:style-name="P38"><text:span text:style-name="T13">Information</text:span></text:p><draw:enhanced-geometry svg:viewBox="0 0 21600 21600" draw:type="rectangle" draw:enhanced-path="M 0 0 L 21600 0 21600 21600 0 21600 0 0 Z N"/></draw:custom-shape><draw:custom-shape draw:style-name="gr16" draw:text-style-name="P39" xml:id="id135" draw:id="id135" svg:width="3.488cm" svg:height="0.717cm" svg:x="11.739cm" svg:y="2.732cm"><text:p text:style-name="P38"><text:span text:style-name="T13">historique</text:span></text:p><draw:enhanced-geometry svg:viewBox="0 0 21600 21600" draw:type="rectangle" draw:enhanced-path="M 0 0 L 21600 0 21600 21600 0 21600 0 0 Z N"/></draw:custom-shape><draw:custom-shape draw:style-name="gr7" draw:text-style-name="P39" xml:id="id138" draw:id="id138" svg:width="2.696cm" svg:height="0.447cm" svg:x="3.258cm" svg:y="1.437cm"><text:p text:style-name="P38"><text:span text:style-name="T13">modifier</text:span></text:p><draw:enhanced-geometry svg:viewBox="0 0 21600 21600" draw:type="rectangle" draw:enhanced-path="M 0 0 L 21600 0 21600 21600 0 21600 0 0 Z N"/></draw:custom-shape><draw:connector draw:style-name="gr10" draw:text-style-name="P37" svg:x1="5.954cm" svg:y1="1.659cm" svg:x2="10.394cm" svg:y2="1.213cm" draw:start-shape="id138" draw:start-glue-point="1" draw:end-shape="id139" draw:end-glue-point="3" svg:d="m5954 1659h2219v-446h2221" svg:viewBox="0 0 4441 448"><text:p/></draw:connector><draw:custom-shape draw:style-name="gr7" draw:text-style-name="P39" svg:width="3.25cm" svg:height="0.449cm" svg:x="3.02cm" svg:y="1.928cm"><text:p text:style-name="P38"><text:span text:style-name="T13">supprimer</text:span></text:p><draw:enhanced-geometry svg:viewBox="0 0 21600 21600" draw:type="rectangle" draw:enhanced-path="M 0 0 L 21600 0 21600 21600 0 21600 0 0 Z N"/></draw:custom-shape></draw:g></text:p>
      <text:p text:style-name="P20"/>
      <text:p text:style-name="P20"/>
      <text:p text:style-name="P20"/>
      <text:p text:style-name="P20"/>
      <text:p text:style-name="P20"/>
      <text:p text:style-name="P20"/>
      <text:p text:style-name="P20">La sous-partie « Information » :</text:p>
      <text:p text:style-name="P20"><draw:g text:anchor-type="paragraph" draw:z-index="71" draw:style-name="gr5"><draw:custom-shape draw:style-name="gr6" draw:text-style-name="P37" svg:width="5.52cm" svg:height="4.642cm" svg:x="1.603cm" svg:y="0.46cm"><text:p/><draw:enhanced-geometry svg:viewBox="0 0 21600 21600" draw:type="rectangle" draw:enhanced-path="M 0 0 L 21600 0 21600 21600 0 21600 0 0 Z N"/></draw:custom-shape><draw:custom-shape draw:style-name="gr7" draw:text-style-name="P39" svg:width="4.236cm" svg:height="0.414cm" svg:x="2.434cm" svg:y="0.552cm"><text:p text:style-name="P38"><text:span text:style-name="T13">Information</text:span></text:p><draw:enhanced-geometry svg:viewBox="0 0 21600 21600" draw:type="rectangle" draw:enhanced-path="M 0 0 L 21600 0 21600 21600 0 21600 0 0 Z N"/></draw:custom-shape><draw:custom-shape draw:style-name="gr7" draw:text-style-name="P39" xml:id="id41" draw:id="id41" svg:width="4.917cm" svg:height="0.322cm" svg:x="2.056cm" svg:y="3.907cm"><text:p text:style-name="P38"><text:span text:style-name="T13">liste abonnement</text:span></text:p><draw:enhanced-geometry svg:viewBox="0 0 21600 21600" draw:type="rectangle" draw:enhanced-path="M 0 0 L 21600 0 21600 21600 0 21600 0 0 Z N"/></draw:custom-shape><draw:custom-shape draw:style-name="gr7" draw:text-style-name="P39" xml:id="id39" draw:id="id39" svg:width="4.008cm" svg:height="0.368cm" svg:x="2.358cm" svg:y="4.503cm"><text:p text:style-name="P38"><text:span text:style-name="T13">historique</text:span></text:p><draw:enhanced-geometry svg:viewBox="0 0 21600 21600" draw:type="rectangle" draw:enhanced-path="M 0 0 L 21600 0 21600 21600 0 21600 0 0 Z N"/></draw:custom-shape><draw:line draw:style-name="gr9" draw:text-style-name="P37" svg:x1="1.603cm" svg:y1="1.053cm" svg:x2="7.123cm" svg:y2="1.053cm"><text:p/></draw:line><draw:connector draw:style-name="gr10" draw:text-style-name="P37" svg:x1="6.366cm" svg:y1="4.686cm" svg:x2="11.208cm" svg:y2="5.121cm" draw:start-shape="id39" draw:start-glue-point="1" draw:end-shape="id40" draw:end-glue-point="3" svg:d="m6366 4686h2420v435h2422" svg:viewBox="0 0 4844 437"><text:p/></draw:connector><draw:connector draw:style-name="gr10" draw:text-style-name="P37" svg:x1="6.972cm" svg:y1="4.068cm" svg:x2="11.207cm" svg:y2="3.676cm" draw:start-shape="id41" draw:start-glue-point="1" draw:end-shape="id42" draw:end-glue-point="3" svg:d="m6972 4068h2115v-392h2120" svg:viewBox="0 0 4237 393"><text:p/></draw:connector><draw:custom-shape draw:style-name="gr7" draw:text-style-name="P39" xml:id="id43" draw:id="id43" svg:width="3.629cm" svg:height="0.415cm" svg:x="2.737cm" svg:y="1.24cm"><text:p text:style-name="P38"><text:span text:style-name="T13">ajouter adresse</text:span></text:p><draw:enhanced-geometry svg:viewBox="0 0 21600 21600" draw:type="rectangle" draw:enhanced-path="M 0 0 L 21600 0 21600 21600 0 21600 0 0 Z N"/></draw:custom-shape><draw:custom-shape draw:style-name="gr12" draw:text-style-name="P39" xml:id="id44" draw:id="id44" svg:width="4.313cm" svg:height="0.551cm" svg:x="11.054cm" svg:y="1.425cm"><text:p text:style-name="P38"><text:span text:style-name="T13">Ajouter adresse</text:span></text:p><draw:enhanced-geometry svg:viewBox="0 0 21600 21600" draw:type="rectangle" draw:enhanced-path="M 0 0 L 21600 0 21600 21600 0 21600 0 0 Z N"/></draw:custom-shape><draw:connector draw:style-name="gr10" draw:text-style-name="P37" svg:x1="6.366cm" svg:y1="1.446cm" svg:x2="11.054cm" svg:y2="1.7cm" draw:start-shape="id43" draw:start-glue-point="1" draw:end-shape="id44" draw:end-glue-point="3" svg:d="m6366 1446h2342v254h2346" svg:viewBox="0 0 4690 256"><text:p/></draw:connector><draw:custom-shape draw:style-name="gr16" draw:text-style-name="P39" xml:id="id42" draw:id="id42" svg:width="4.31cm" svg:height="0.645cm" svg:x="11.207cm" svg:y="3.355cm"><text:p text:style-name="P38"><text:span text:style-name="T13">Liste abonnement</text:span></text:p><draw:enhanced-geometry svg:viewBox="0 0 21600 21600" draw:type="rectangle" draw:enhanced-path="M 0 0 L 21600 0 21600 21600 0 21600 0 0 Z N"/></draw:custom-shape><draw:custom-shape draw:style-name="gr16" draw:text-style-name="P39" xml:id="id40" draw:id="id40" svg:width="4.16cm" svg:height="0.874cm" svg:x="11.207cm" svg:y="4.686cm"><text:p text:style-name="P38"><text:span text:style-name="T13">Historique</text:span></text:p><draw:enhanced-geometry svg:viewBox="0 0 21600 21600" draw:type="rectangle" draw:enhanced-path="M 0 0 L 21600 0 21600 21600 0 21600 0 0 Z N"/></draw:custom-shape><draw:custom-shape draw:style-name="gr7" draw:text-style-name="P39" xml:id="id45" draw:id="id45" svg:width="4.236cm" svg:height="0.461cm" svg:x="2.434cm" svg:y="1.746cm"><text:p text:style-name="P38"><text:span text:style-name="T13">modifier adresse</text:span></text:p><draw:enhanced-geometry svg:viewBox="0 0 21600 21600" draw:type="rectangle" draw:enhanced-path="M 0 0 L 21600 0 21600 21600 0 21600 0 0 Z N"/></draw:custom-shape><draw:connector draw:style-name="gr10" draw:text-style-name="P37" svg:x1="6.669cm" svg:y1="1.976cm" svg:x2="11.054cm" svg:y2="1.7cm" draw:start-shape="id45" draw:start-glue-point="1" draw:end-shape="id44" draw:end-glue-point="3" svg:d="m6669 1976h2191v-276h2194" svg:viewBox="0 0 4387 277"><text:p/></draw:connector><draw:custom-shape draw:style-name="gr7" draw:text-style-name="P39" svg:width="3.102cm" svg:height="0.459cm" svg:x="2.963cm" svg:y="2.252cm"><text:p text:style-name="P38"><text:span text:style-name="T13">supprimer adresse</text:span></text:p><draw:enhanced-geometry svg:viewBox="0 0 21600 21600" draw:type="rectangle" draw:enhanced-path="M 0 0 L 21600 0 21600 21600 0 21600 0 0 Z N"/></draw:custom-shape><draw:custom-shape draw:style-name="gr7" draw:text-style-name="P39" svg:width="5.068cm" svg:height="0.599cm" svg:x="1.905cm" svg:y="2.802cm"><text:p text:style-name="P38"><text:span text:style-name="T13">changer information</text:span></text:p><draw:enhanced-geometry svg:viewBox="0 0 21600 21600" draw:type="rectangle" draw:enhanced-path="M 0 0 L 21600 0 21600 21600 0 21600 0 0 Z N"/></draw:custom-shape><draw:custom-shape draw:style-name="gr7" draw:text-style-name="P39" svg:width="3.252cm" svg:height="0.459cm" svg:x="2.737cm" svg:y="3.4cm"><text:p text:style-name="P38"><text:span text:style-name="T13">se désinscrire</text:span></text:p><draw:enhanced-geometry svg:viewBox="0 0 21600 21600" draw:type="rectangle" draw:enhanced-path="M 0 0 L 21600 0 21600 21600 0 21600 0 0 Z N"/></draw:custom-shape></draw:g></text:p>
      <text:p text:style-name="P20"/>
      <text:p text:style-name="P20"/>
      <text:p text:style-name="P20"/>
      <text:p text:style-name="P20"/>
      <text:p text:style-name="P20"/>
      <text:p text:style-name="P20"/>
      <text:p text:style-name="P20"/>
      <text:p text:style-name="P20"/>
      <text:p text:style-name="P20"/>
      <text:p text:style-name="P20">La sous-partie « Historique » : l'action « détail » permet d'afficher les détails d'une commande dynamiquement sans changer le focus.</text:p>
      <text:p text:style-name="P20"/>
      <text:p text:style-name="P20"><draw:g text:anchor-type="paragraph" draw:z-index="84" draw:style-name="gr5"><draw:custom-shape draw:style-name="gr6" draw:text-style-name="P37" svg:width="5.949cm" svg:height="4.065cm" svg:x="1.621cm" svg:y="0.344cm"><text:p/><draw:enhanced-geometry svg:viewBox="0 0 21600 21600" draw:type="rectangle" draw:enhanced-path="M 0 0 L 21600 0 21600 21600 0 21600 0 0 Z N"/></draw:custom-shape><draw:custom-shape draw:style-name="gr7" draw:text-style-name="P39" svg:width="3.911cm" svg:height="0.705cm" svg:x="2.843cm" svg:y="0.499cm"><text:p text:style-name="P38"><text:span text:style-name="T13">Historique</text:span></text:p><draw:enhanced-geometry svg:viewBox="0 0 21600 21600" draw:type="rectangle" draw:enhanced-path="M 0 0 L 21600 0 21600 21600 0 21600 0 0 Z N"/></draw:custom-shape><draw:custom-shape draw:style-name="gr7" draw:text-style-name="P39" xml:id="id132" draw:id="id132" svg:width="5.296cm" svg:height="0.549cm" svg:x="1.866cm" svg:y="2.531cm"><text:p text:style-name="P38"><text:span text:style-name="T13">info</text:span></text:p><draw:enhanced-geometry svg:viewBox="0 0 21600 21600" draw:type="rectangle" draw:enhanced-path="M 0 0 L 21600 0 21600 21600 0 21600 0 0 Z N"/></draw:custom-shape><draw:custom-shape draw:style-name="gr7" draw:text-style-name="P39" xml:id="id130" draw:id="id130" svg:width="4.319cm" svg:height="0.625cm" svg:x="2.355cm" svg:y="3.392cm"><text:p text:style-name="P38"><text:span text:style-name="T13">Liste abonnement</text:span></text:p><draw:enhanced-geometry svg:viewBox="0 0 21600 21600" draw:type="rectangle" draw:enhanced-path="M 0 0 L 21600 0 21600 21600 0 21600 0 0 Z N"/></draw:custom-shape><draw:line draw:style-name="gr9" draw:text-style-name="P37" svg:x1="1.62cm" svg:y1="1.359cm" svg:x2="7.568cm" svg:y2="1.359cm"><text:p/></draw:line><draw:connector draw:style-name="gr10" draw:text-style-name="P37" svg:x1="6.673cm" svg:y1="3.704cm" svg:x2="10.746cm" svg:y2="4.055cm" draw:start-shape="id130" draw:start-glue-point="1" draw:end-shape="id131" draw:end-glue-point="3" svg:d="m6673 3704h2035v351h2038" svg:viewBox="0 0 4075 353"><text:p/></draw:connector><draw:connector draw:style-name="gr10" draw:text-style-name="P37" svg:x1="7.161cm" svg:y1="2.805cm" svg:x2="10.829cm" svg:y2="2.141cm" draw:start-shape="id132" draw:start-glue-point="1" draw:end-shape="id133" draw:end-glue-point="3" svg:d="m7161 2805h1833v-664h1835" svg:viewBox="0 0 3669 665"><text:p/></draw:connector><draw:custom-shape draw:style-name="gr7" draw:text-style-name="P39" svg:width="3.504cm" svg:height="0.705cm" svg:x="2.843cm" svg:y="1.672cm"><text:p text:style-name="P38"><text:span text:style-name="T13">détail</text:span></text:p><draw:enhanced-geometry svg:viewBox="0 0 21600 21600" draw:type="rectangle" draw:enhanced-path="M 0 0 L 21600 0 21600 21600 0 21600 0 0 Z N"/></draw:custom-shape><draw:custom-shape draw:style-name="gr16" draw:text-style-name="P39" xml:id="id133" draw:id="id133" svg:width="3.666cm" svg:height="1.094cm" svg:x="10.828cm" svg:y="1.595cm"><text:p text:style-name="P38"><text:span text:style-name="T13">Information</text:span></text:p><draw:enhanced-geometry svg:viewBox="0 0 21600 21600" draw:type="rectangle" draw:enhanced-path="M 0 0 L 21600 0 21600 21600 0 21600 0 0 Z N"/></draw:custom-shape><draw:custom-shape draw:style-name="gr16" draw:text-style-name="P39" xml:id="id131" draw:id="id131" svg:width="4.402cm" svg:height="0.86cm" svg:x="10.745cm" svg:y="3.627cm"><text:p text:style-name="P38"><text:span text:style-name="T13">Liste abonnement</text:span></text:p><draw:enhanced-geometry svg:viewBox="0 0 21600 21600" draw:type="rectangle" draw:enhanced-path="M 0 0 L 21600 0 21600 21600 0 21600 0 0 Z N"/></draw:custom-shape></draw:g></text:p>
      <text:p text:style-name="P23"/>
      <text:h text:style-name="P33" text:outline-level="2">Page de payement</text:h>
      <text:p text:style-name="P20"/>
      <text:p text:style-name="P20"><text:tab/>La page « payement » a différents liens : </text:p>
      <text:list xml:id="list7765138829091188915" text:style-name="L195">
        <text:list-item>
          <text:p text:style-name="P25">« ajouter adresse » envoi<text:span text:style-name="T9">e</text:span> vers une pop-up</text:p>
        </text:list-item>
        <text:list-item>
          <text:p text:style-name="P25">« choisir adresse » et « entrer carte » ne change pas le focus</text:p>
        </text:list-item>
        <text:list-item>
          <text:p text:style-name="P25">« annuler » permet le retour vers la page d’appel</text:p>
        </text:list-item>
        <text:list-item>
          <text:p text:style-name="P25">« supprimer abo » et « payer » mettent le focus vers une sous partie de la page Compte.</text:p>
        </text:list-item>
      </text:list>
      <text:p text:style-name="P20"/>
      <text:p text:style-name="P20"><draw:g text:anchor-type="paragraph" draw:z-index="75" draw:style-name="gr5"><draw:custom-shape draw:style-name="gr6" draw:text-style-name="P37" svg:width="5.472cm" svg:height="6.27cm" svg:x="-0.21cm" svg:y="0.866cm"><text:p/><draw:enhanced-geometry svg:viewBox="0 0 21600 21600" draw:type="rectangle" draw:enhanced-path="M 0 0 L 21600 0 21600 21600 0 21600 0 0 Z N"/></draw:custom-shape><draw:custom-shape draw:style-name="gr7" draw:text-style-name="P39" svg:width="3.601cm" svg:height="0.615cm" svg:x="0.538cm" svg:y="1.002cm"><text:p text:style-name="P38"><text:span text:style-name="T13">Payement</text:span></text:p><draw:enhanced-geometry svg:viewBox="0 0 21600 21600" draw:type="rectangle" draw:enhanced-path="M 0 0 L 21600 0 21600 21600 0 21600 0 0 Z N"/></draw:custom-shape><draw:custom-shape draw:style-name="gr7" draw:text-style-name="P39" xml:id="id64" draw:id="id64" svg:width="4.874cm" svg:height="0.477cm" svg:x="0.014cm" svg:y="2.025cm"><text:p text:style-name="P38"><text:span text:style-name="T13">ajouter adresse</text:span></text:p><draw:enhanced-geometry svg:viewBox="0 0 21600 21600" draw:type="rectangle" draw:enhanced-path="M 0 0 L 21600 0 21600 21600 0 21600 0 0 Z N"/></draw:custom-shape><draw:custom-shape draw:style-name="gr7" draw:text-style-name="P39" svg:width="4.049cm" svg:height="0.546cm" svg:x="0.464cm" svg:y="2.706cm"><text:p text:style-name="P38"><text:span text:style-name="T13">choisir adresse</text:span></text:p><draw:enhanced-geometry svg:viewBox="0 0 21600 21600" draw:type="rectangle" draw:enhanced-path="M 0 0 L 21600 0 21600 21600 0 21600 0 0 Z N"/></draw:custom-shape><draw:line draw:style-name="gr9" draw:text-style-name="P37" svg:x1="-0.21cm" svg:y1="1.75cm" svg:x2="5.263cm" svg:y2="1.75cm"><text:p/></draw:line><draw:frame draw:style-name="gr20" draw:text-style-name="P41" xml:id="id61" draw:id="id61" svg:width="6.224cm" svg:height="0.821cm" svg:x="10.585cm" svg:y="1.48cm"><draw:text-box><text:p text:style-name="P40"><text:span text:style-name="T13">Retour vers page d'appel</text:span></text:p></draw:text-box></draw:frame><draw:custom-shape draw:style-name="gr7" draw:text-style-name="P39" svg:width="4.349cm" svg:height="0.683cm" svg:x="0.39cm" svg:y="3.318cm"><text:p text:style-name="P38"><text:span text:style-name="T13">entrer carte</text:span></text:p><draw:enhanced-geometry svg:viewBox="0 0 21600 21600" draw:type="rectangle" draw:enhanced-path="M 0 0 L 21600 0 21600 21600 0 21600 0 0 Z N"/></draw:custom-shape><draw:custom-shape draw:style-name="gr7" draw:text-style-name="P39" xml:id="id60" draw:id="id60" svg:width="1.426cm" svg:height="0.477cm" svg:x="1.663cm" svg:y="4.205cm"><text:p text:style-name="P38"><text:span text:style-name="T13">annuler</text:span></text:p><draw:enhanced-geometry svg:viewBox="0 0 21600 21600" draw:type="rectangle" draw:enhanced-path="M 0 0 L 21600 0 21600 21600 0 21600 0 0 Z N"/></draw:custom-shape><draw:connector draw:style-name="gr10" draw:text-style-name="P37" svg:x1="3.088cm" svg:y1="4.443cm" svg:x2="10.584cm" svg:y2="1.889cm" draw:start-shape="id60" draw:start-glue-point="1" draw:end-shape="id61" svg:d="m3088 4443h3801v-2554h3695" svg:viewBox="0 0 7498 2556"><text:p/></draw:connector><draw:custom-shape draw:style-name="gr7" draw:text-style-name="P39" xml:id="id62" draw:id="id62" svg:width="3.825cm" svg:height="0.615cm" svg:x="0.614cm" svg:y="4.886cm"><text:p text:style-name="P38"><text:span text:style-name="T13">supprimer abo</text:span></text:p><draw:enhanced-geometry svg:viewBox="0 0 21600 21600" draw:type="rectangle" draw:enhanced-path="M 0 0 L 21600 0 21600 21600 0 21600 0 0 Z N"/></draw:custom-shape><draw:custom-shape draw:style-name="gr6" draw:text-style-name="P37" svg:width="5.174cm" svg:height="2.454cm" svg:x="9.685cm" svg:y="2.432cm"><text:p/><draw:enhanced-geometry svg:viewBox="0 0 21600 21600" draw:type="rectangle" draw:enhanced-path="M 0 0 L 21600 0 21600 21600 0 21600 0 0 Z N"/></draw:custom-shape><draw:custom-shape draw:style-name="gr7" draw:text-style-name="P39" svg:width="2.7cm" svg:height="0.886cm" svg:x="10.961cm" svg:y="2.706cm"><text:p text:style-name="P38"><text:span text:style-name="T13">Compte</text:span></text:p><draw:enhanced-geometry svg:viewBox="0 0 21600 21600" draw:type="rectangle" draw:enhanced-path="M 0 0 L 21600 0 21600 21600 0 21600 0 0 Z N"/></draw:custom-shape><draw:custom-shape draw:style-name="gr16" draw:text-style-name="P39" xml:id="id63" draw:id="id63" svg:width="4.349cm" svg:height="0.817cm" svg:x="10.135cm" svg:y="3.66cm"><text:p text:style-name="P38"><text:span text:style-name="T13">Liste abonnement</text:span></text:p><draw:enhanced-geometry svg:viewBox="0 0 21600 21600" draw:type="rectangle" draw:enhanced-path="M 0 0 L 21600 0 21600 21600 0 21600 0 0 Z N"/></draw:custom-shape><draw:connector draw:style-name="gr10" draw:text-style-name="P37" svg:x1="4.438cm" svg:y1="5.192cm" svg:x2="10.135cm" svg:y2="4.067cm" draw:start-shape="id62" draw:start-glue-point="1" draw:end-shape="id63" svg:d="m4438 5192h2847v-1125h2850" svg:viewBox="0 0 5699 1127"><text:p/></draw:connector><draw:custom-shape draw:style-name="gr12" draw:text-style-name="P39" xml:id="id65" draw:id="id65" svg:width="3.675cm" svg:height="0.817cm" svg:x="7.586cm" svg:y="0.185cm"><text:p text:style-name="P38"><text:span text:style-name="T13">Ajouter adresse</text:span></text:p><draw:enhanced-geometry svg:viewBox="0 0 21600 21600" draw:type="rectangle" draw:enhanced-path="M 0 0 L 21600 0 21600 21600 0 21600 0 0 Z N"/></draw:custom-shape><draw:connector draw:style-name="gr10" draw:text-style-name="P37" svg:x1="4.888cm" svg:y1="2.262cm" svg:x2="7.586cm" svg:y2="0.592cm" draw:start-shape="id64" draw:start-glue-point="1" draw:end-shape="id65" draw:end-glue-point="3" svg:d="m4888 2262h1347v-1670h1351" svg:viewBox="0 0 2701 1672"><text:p/></draw:connector><draw:custom-shape draw:style-name="gr7" draw:text-style-name="P39" xml:id="id66" draw:id="id66" svg:width="1.8cm" svg:height="0.615cm" svg:x="1.589cm" svg:y="5.976cm"><text:p text:style-name="P38"><text:span text:style-name="T13">payer</text:span></text:p><draw:enhanced-geometry svg:viewBox="0 0 21600 21600" draw:type="rectangle" draw:enhanced-path="M 0 0 L 21600 0 21600 21600 0 21600 0 0 Z N"/></draw:custom-shape><draw:custom-shape draw:style-name="gr6" draw:text-style-name="P37" svg:width="5.174cm" svg:height="2.454cm" svg:x="8.636cm" svg:y="5.431cm"><text:p/><draw:enhanced-geometry svg:viewBox="0 0 21600 21600" draw:type="rectangle" draw:enhanced-path="M 0 0 L 21600 0 21600 21600 0 21600 0 0 Z N"/></draw:custom-shape><draw:custom-shape draw:style-name="gr7" draw:text-style-name="P39" svg:width="2.7cm" svg:height="0.886cm" svg:x="9.911cm" svg:y="5.704cm"><text:p text:style-name="P38"><text:span text:style-name="T13">Compte</text:span></text:p><draw:enhanced-geometry svg:viewBox="0 0 21600 21600" draw:type="rectangle" draw:enhanced-path="M 0 0 L 21600 0 21600 21600 0 21600 0 0 Z N"/></draw:custom-shape><draw:custom-shape draw:style-name="gr16" draw:text-style-name="P39" xml:id="id67" draw:id="id67" svg:width="4.349cm" svg:height="0.819cm" svg:x="9.086cm" svg:y="6.657cm"><text:p text:style-name="P38"><text:span text:style-name="T13">historique</text:span></text:p><draw:enhanced-geometry svg:viewBox="0 0 21600 21600" draw:type="rectangle" draw:enhanced-path="M 0 0 L 21600 0 21600 21600 0 21600 0 0 Z N"/></draw:custom-shape><draw:connector draw:style-name="gr10" draw:text-style-name="P37" svg:x1="3.388cm" svg:y1="6.283cm" svg:x2="9.086cm" svg:y2="7.066cm" draw:start-shape="id66" draw:start-glue-point="1" draw:end-shape="id67" draw:end-glue-point="3" svg:d="m3388 6283h2847v783h2851" svg:viewBox="0 0 5699 785"><text:p/></draw:connector></draw:g></text:p>
      <text:p text:style-name="P20"/>
      <text:p text:style-name="P20"/>
      <text:h text:style-name="P28" text:outline-level="1">Schémas détaillés c<text:span text:style-name="T10">ô</text:span>té administrateur</text:h>
      <text:h text:style-name="P33" text:outline-level="2">Page du DashBoard</text:h>
      <text:p text:style-name="P20"/>
      <text:p text:style-name="P20"><text:tab/>Cette page ne contient qu’une seule action envoyant vers la page produits du c<text:span text:style-name="T9">ô</text:span>té administrateur. Dans l’idée, nous pensions réaliser des statistiques et des raccourcis vers différentes fonctionnalités du site.</text:p>
      <text:p text:style-name="P20"/>
      <text:p text:style-name="P20"><draw:g text:anchor-type="paragraph" draw:z-index="77" draw:style-name="gr5"><draw:custom-shape draw:style-name="gr6" draw:text-style-name="P37" svg:width="6.083cm" svg:height="3.52cm" svg:x="0.774cm" svg:y="0.178cm"><text:p/><draw:enhanced-geometry svg:viewBox="0 0 21600 21600" draw:type="rectangle" draw:enhanced-path="M 0 0 L 21600 0 21600 21600 0 21600 0 0 Z N"/></draw:custom-shape><draw:custom-shape draw:style-name="gr7" draw:text-style-name="P39" svg:width="5.418cm" svg:height="0.512cm" svg:x="1.023cm" svg:y="0.291cm"><text:p text:style-name="P38"><text:span text:style-name="T13">Dashboard</text:span></text:p><draw:enhanced-geometry svg:viewBox="0 0 21600 21600" draw:type="rectangle" draw:enhanced-path="M 0 0 L 21600 0 21600 21600 0 21600 0 0 Z N"/></draw:custom-shape><draw:line draw:style-name="gr9" draw:text-style-name="P37" svg:x1="0.774cm" svg:y1="0.916cm" svg:x2="6.857cm" svg:y2="0.916cm"><text:p/></draw:line><draw:custom-shape draw:style-name="gr7" draw:text-style-name="P39" xml:id="id71" draw:id="id71" svg:width="4.832cm" svg:height="0.74cm" svg:x="1.441cm" svg:y="1.085cm"><text:p text:style-name="P38"><text:span text:style-name="T13">produits</text:span></text:p><draw:enhanced-geometry svg:viewBox="0 0 21600 21600" draw:type="rectangle" draw:enhanced-path="M 0 0 L 21600 0 21600 21600 0 21600 0 0 Z N"/></draw:custom-shape><draw:custom-shape draw:style-name="gr12" draw:text-style-name="P39" xml:id="id72" draw:id="id72" svg:width="6.002cm" svg:height="1.191cm" svg:x="10.022cm" svg:y="-0.106cm"><text:p text:style-name="P38"><text:span text:style-name="T13">Produits_Admin</text:span></text:p><draw:enhanced-geometry svg:viewBox="0 0 21600 21600" draw:type="rectangle" draw:enhanced-path="M 0 0 L 21600 0 21600 21600 0 21600 0 0 Z N"/></draw:custom-shape><draw:connector draw:style-name="gr10" draw:text-style-name="P37" svg:x1="6.272cm" svg:y1="1.452cm" svg:x2="10.022cm" svg:y2="0.488cm" draw:start-shape="id71" draw:start-glue-point="1" draw:end-shape="id72" draw:end-glue-point="3" svg:d="m6272 1452h1874v-964h1876" svg:viewBox="0 0 3752 967"><text:p/></draw:connector><draw:custom-shape draw:style-name="gr7" draw:text-style-name="P39" xml:id="id73" draw:id="id73" svg:width="3.5cm" svg:height="0.625cm" svg:x="2.108cm" svg:y="1.995cm"><text:p text:style-name="P38"><text:span text:style-name="T13">abonnements</text:span></text:p><draw:enhanced-geometry svg:viewBox="0 0 21600 21600" draw:type="rectangle" draw:enhanced-path="M 0 0 L 21600 0 21600 21600 0 21600 0 0 Z N"/></draw:custom-shape><draw:custom-shape draw:style-name="gr7" draw:text-style-name="P39" xml:id="id75" draw:id="id75" svg:width="2.918cm" svg:height="0.627cm" svg:x="2.19cm" svg:y="2.789cm"><text:p text:style-name="P38"><text:span text:style-name="T13">utilisateurs</text:span></text:p><draw:enhanced-geometry svg:viewBox="0 0 21600 21600" draw:type="rectangle" draw:enhanced-path="M 0 0 L 21600 0 21600 21600 0 21600 0 0 Z N"/></draw:custom-shape><draw:custom-shape draw:style-name="gr12" draw:text-style-name="P39" xml:id="id74" draw:id="id74" svg:width="4.001cm" svg:height="0.964cm" svg:x="11.107cm" svg:y="1.541cm"><text:p text:style-name="P38"><text:span text:style-name="T13">Abonnements</text:span></text:p><draw:enhanced-geometry svg:viewBox="0 0 21600 21600" draw:type="rectangle" draw:enhanced-path="M 0 0 L 21600 0 21600 21600 0 21600 0 0 Z N"/></draw:custom-shape><draw:custom-shape draw:style-name="gr12" draw:text-style-name="P39" xml:id="id76" draw:id="id76" svg:width="4.416cm" svg:height="0.909cm" svg:x="10.357cm" svg:y="3.244cm"><text:p text:style-name="P38"><text:span text:style-name="T13">Utilisateurs</text:span></text:p><draw:enhanced-geometry svg:viewBox="0 0 21600 21600" draw:type="rectangle" draw:enhanced-path="M 0 0 L 21600 0 21600 21600 0 21600 0 0 Z N"/></draw:custom-shape><draw:connector draw:style-name="gr10" draw:text-style-name="P37" svg:x1="5.607cm" svg:y1="2.307cm" svg:x2="11.107cm" svg:y2="2.023cm" draw:start-shape="id73" draw:start-glue-point="1" draw:end-shape="id74" draw:end-glue-point="3" svg:d="m5607 2307h2750v-284h2750" svg:viewBox="0 0 5502 286"><text:p/></draw:connector><draw:connector draw:style-name="gr10" draw:text-style-name="P37" svg:x1="5.108cm" svg:y1="3.101cm" svg:x2="10.358cm" svg:y2="3.697cm" draw:start-shape="id75" draw:start-glue-point="1" draw:end-shape="id76" draw:end-glue-point="3" svg:d="m5108 3101h2623v596h2627" svg:viewBox="0 0 5251 598"><text:p/></draw:connector></draw:g></text:p>
      <text:p text:style-name="P20"/>
      <text:p text:style-name="P20"/>
      <text:p text:style-name="P20"/>
      <text:p text:style-name="P20"/>
      <text:p text:style-name="P20"/>
      <text:h text:style-name="P33" text:outline-level="2">Page des produits</text:h>
      <text:p text:style-name="P20"/>
      <text:p text:style-name="P20"><text:tab/>Dans la page des produits du c<text:span text:style-name="T9">ô</text:span>té administrateur, l’ajout d’un produit ou son édition envoie à la même pop-up « Saisie produit ». Le fait de chercher ou supprimer un produit et de trier la liste des produits ne change pas le focus de page.</text:p>
      <text:p text:style-name="P20"/>
      <text:p text:style-name="P20"><draw:g text:anchor-type="paragraph" draw:z-index="78" draw:style-name="gr5"><draw:custom-shape draw:style-name="gr6" draw:text-style-name="P37" svg:width="5.954cm" svg:height="6.749cm" svg:x="1.912cm" svg:y="-0.159cm"><text:p/><draw:enhanced-geometry svg:viewBox="0 0 21600 21600" draw:type="rectangle" draw:enhanced-path="M 0 0 L 21600 0 21600 21600 0 21600 0 0 Z N"/></draw:custom-shape><draw:custom-shape draw:style-name="gr7" draw:text-style-name="P39" svg:width="3.918cm" svg:height="0.613cm" svg:x="2.725cm" svg:y="-0.023cm"><text:p text:style-name="P38"><text:span text:style-name="T13">Produits_Admin</text:span></text:p><draw:enhanced-geometry svg:viewBox="0 0 21600 21600" draw:type="rectangle" draw:enhanced-path="M 0 0 L 21600 0 21600 21600 0 21600 0 0 Z N"/></draw:custom-shape><draw:custom-shape draw:style-name="gr7" draw:text-style-name="P39" xml:id="id79" draw:id="id79" svg:width="3.021cm" svg:height="0.477cm" svg:x="3.542cm" svg:y="1.75cm"><text:p text:style-name="P38"><text:span text:style-name="T13">ajouter produit</text:span></text:p><draw:enhanced-geometry svg:viewBox="0 0 21600 21600" draw:type="rectangle" draw:enhanced-path="M 0 0 L 21600 0 21600 21600 0 21600 0 0 Z N"/></draw:custom-shape><draw:custom-shape draw:style-name="gr7" draw:text-style-name="P39" xml:id="id77" draw:id="id77" svg:width="4.324cm" svg:height="0.546cm" svg:x="2.646cm" svg:y="2.499cm"><text:p text:style-name="P38"><text:span text:style-name="T13">éditer produit</text:span></text:p><draw:enhanced-geometry svg:viewBox="0 0 21600 21600" draw:type="rectangle" draw:enhanced-path="M 0 0 L 21600 0 21600 21600 0 21600 0 0 Z N"/></draw:custom-shape><draw:line draw:style-name="gr9" draw:text-style-name="P37" svg:x1="1.911cm" svg:y1="0.725cm" svg:x2="7.865cm" svg:y2="0.725cm"><text:p/></draw:line><draw:connector draw:style-name="gr10" draw:text-style-name="P37" svg:x1="6.969cm" svg:y1="2.771cm" svg:x2="13.249cm" svg:y2="2.362cm" draw:start-shape="id77" draw:start-glue-point="1" draw:end-shape="id78" draw:end-glue-point="3" svg:d="m6969 2771h3138v-409h3142" svg:viewBox="0 0 6281 411"><text:p/></draw:connector><draw:connector draw:style-name="gr10" draw:text-style-name="P37" svg:x1="6.561cm" svg:y1="1.988cm" svg:x2="13.248cm" svg:y2="2.362cm" draw:start-shape="id79" draw:start-glue-point="1" draw:end-shape="id78" draw:end-glue-point="3" svg:d="m6561 1988h3376v374h3311" svg:viewBox="0 0 6689 376"><text:p/></draw:connector><draw:custom-shape draw:style-name="gr7" draw:text-style-name="P39" svg:width="4.488cm" svg:height="0.819cm" svg:x="2.646cm" svg:y="2.975cm"><text:p text:style-name="P38"><text:span text:style-name="T13">supprimer produit</text:span></text:p><draw:enhanced-geometry svg:viewBox="0 0 21600 21600" draw:type="rectangle" draw:enhanced-path="M 0 0 L 21600 0 21600 21600 0 21600 0 0 Z N"/></draw:custom-shape><draw:custom-shape draw:style-name="gr7" draw:text-style-name="P39" xml:id="id80" draw:id="id80" svg:width="3.509cm" svg:height="0.615cm" svg:x="3.134cm" svg:y="1cm"><text:p text:style-name="P38"><text:span text:style-name="T13">dashBoard</text:span></text:p><draw:enhanced-geometry svg:viewBox="0 0 21600 21600" draw:type="rectangle" draw:enhanced-path="M 0 0 L 21600 0 21600 21600 0 21600 0 0 Z N"/></draw:custom-shape><draw:custom-shape draw:style-name="gr12" draw:text-style-name="P39" xml:id="id81" draw:id="id81" svg:width="4.65cm" svg:height="0.819cm" svg:x="10.883cm" svg:y="-0.159cm"><text:p text:style-name="P38"><text:span text:style-name="T13">DashBoard</text:span></text:p><draw:enhanced-geometry svg:viewBox="0 0 21600 21600" draw:type="rectangle" draw:enhanced-path="M 0 0 L 21600 0 21600 21600 0 21600 0 0 Z N"/></draw:custom-shape><draw:connector draw:style-name="gr10" draw:text-style-name="P37" svg:x1="6.643cm" svg:y1="1.307cm" svg:x2="10.883cm" svg:y2="0.25cm" draw:start-shape="id80" draw:start-glue-point="1" draw:end-shape="id81" draw:end-glue-point="3" svg:d="m6643 1307h2118v-1057h2122" svg:viewBox="0 0 4242 1058"><text:p/></draw:connector><draw:custom-shape draw:style-name="gr12" draw:text-style-name="P39" xml:id="id78" draw:id="id78" svg:width="3.671cm" svg:height="0.955cm" svg:x="13.248cm" svg:y="1.885cm"><text:p text:style-name="P38"><text:span text:style-name="T13">Saisie produit</text:span></text:p><draw:enhanced-geometry svg:viewBox="0 0 21600 21600" draw:type="rectangle" draw:enhanced-path="M 0 0 L 21600 0 21600 21600 0 21600 0 0 Z N"/></draw:custom-shape><draw:custom-shape draw:style-name="gr7" draw:text-style-name="P39" svg:width="1.878cm" svg:height="0.546cm" svg:x="3.706cm" svg:y="3.727cm"><text:p text:style-name="P38"><text:span text:style-name="T13">trier</text:span></text:p><draw:enhanced-geometry svg:viewBox="0 0 21600 21600" draw:type="rectangle" draw:enhanced-path="M 0 0 L 21600 0 21600 21600 0 21600 0 0 Z N"/></draw:custom-shape><draw:frame draw:style-name="gr22" draw:text-style-name="P41" svg:width="3.098cm" svg:height="1.502cm" svg:x="3.217cm" svg:y="4.297cm"><draw:text-box><text:p text:style-name="P40"><text:span text:style-name="T13">rechercher</text:span></text:p></draw:text-box></draw:frame><draw:custom-shape draw:style-name="gr7" draw:text-style-name="P39" xml:id="id82" draw:id="id82" svg:width="3.671cm" svg:height="0.682cm" svg:x="2.891cm" svg:y="4.953cm"><text:p text:style-name="P38"><text:span text:style-name="T13">abonnements</text:span></text:p><draw:enhanced-geometry svg:viewBox="0 0 21600 21600" draw:type="rectangle" draw:enhanced-path="M 0 0 L 21600 0 21600 21600 0 21600 0 0 Z N"/></draw:custom-shape><draw:custom-shape draw:style-name="gr7" draw:text-style-name="P39" xml:id="id84" draw:id="id84" svg:width="3.019cm" svg:height="0.75cm" svg:x="3.053cm" svg:y="5.702cm"><text:p text:style-name="P38"><text:span text:style-name="T13">utilisateurs</text:span></text:p><draw:enhanced-geometry svg:viewBox="0 0 21600 21600" draw:type="rectangle" draw:enhanced-path="M 0 0 L 21600 0 21600 21600 0 21600 0 0 Z N"/></draw:custom-shape><draw:custom-shape draw:style-name="gr12" draw:text-style-name="P39" xml:id="id83" draw:id="id83" svg:width="3.671cm" svg:height="1.024cm" svg:x="12.107cm" svg:y="3.794cm"><text:p text:style-name="P38"><text:span text:style-name="T13">Abonnements</text:span></text:p><draw:enhanced-geometry svg:viewBox="0 0 21600 21600" draw:type="rectangle" draw:enhanced-path="M 0 0 L 21600 0 21600 21600 0 21600 0 0 Z N"/></draw:custom-shape><draw:custom-shape draw:style-name="gr12" draw:text-style-name="P39" xml:id="id85" draw:id="id85" svg:width="3.754cm" svg:height="0.953cm" svg:x="11.779cm" svg:y="6.045cm"><text:p text:style-name="P38"><text:span text:style-name="T13">Utilisateurs</text:span></text:p><draw:enhanced-geometry svg:viewBox="0 0 21600 21600" draw:type="rectangle" draw:enhanced-path="M 0 0 L 21600 0 21600 21600 0 21600 0 0 Z N"/></draw:custom-shape><draw:connector draw:style-name="gr10" draw:text-style-name="P37" svg:x1="6.561cm" svg:y1="5.292cm" svg:x2="12.106cm" svg:y2="4.305cm" draw:start-shape="id82" draw:start-glue-point="1" draw:end-shape="id83" draw:end-glue-point="3" svg:d="m6561 5292h2771v-987h2774" svg:viewBox="0 0 5547 990"><text:p/></draw:connector><draw:connector draw:style-name="gr10" draw:text-style-name="P37" svg:x1="6.071cm" svg:y1="6.076cm" svg:x2="11.779cm" svg:y2="6.52cm" draw:start-shape="id84" draw:start-glue-point="1" draw:end-shape="id85" draw:end-glue-point="3" svg:d="m6071 6076h2853v444h2855" svg:viewBox="0 0 5710 446"><text:p/></draw:connector></draw:g></text:p>
      <text:p text:style-name="P20"/>
      <text:p text:style-name="P20"/>
      <text:p text:style-name="P20"/>
      <text:p text:style-name="P20"/>
      <text:p text:style-name="P20"/>
      <text:p text:style-name="P20"/>
      <text:p text:style-name="P20"/>
      <text:p text:style-name="P20"/>
      <text:p text:style-name="P20"/>
      <text:p text:style-name="P20"/>
      <text:p text:style-name="P20"/>
      <text:h text:style-name="P33" text:outline-level="2"><text:soft-page-break/>Page de consultation des utilisateurs</text:h>
      <text:p text:style-name="P20"/>
      <text:p text:style-name="P20"><text:tab/>Dans la page de consultation des utilisateurs il n'y a que les liens vers les autres pages du c<text:span text:style-name="T9">ô</text:span>té administrateur, car nous considérons que c'est uniquement de la consultation et que l'administrateur ne peut pas faire d'actions.</text:p>
      <text:p text:style-name="P20"/>
      <text:p text:style-name="P20"><draw:g text:anchor-type="paragraph" draw:z-index="79" draw:style-name="gr5"><draw:custom-shape draw:style-name="gr6" draw:text-style-name="P37" svg:width="5.218cm" svg:height="4.167cm" svg:x="1.065cm" svg:y="0.623cm"><text:p/><draw:enhanced-geometry svg:viewBox="0 0 21600 21600" draw:type="rectangle" draw:enhanced-path="M 0 0 L 21600 0 21600 21600 0 21600 0 0 Z N"/></draw:custom-shape><draw:custom-shape draw:style-name="gr7" draw:text-style-name="P39" svg:width="4.102cm" svg:height="0.92cm" svg:x="1.585cm" svg:y="0.93cm"><text:p text:style-name="P38"><text:span text:style-name="T13">Utilisateurs</text:span></text:p><draw:enhanced-geometry svg:viewBox="0 0 21600 21600" draw:type="rectangle" draw:enhanced-path="M 0 0 L 21600 0 21600 21600 0 21600 0 0 Z N"/></draw:custom-shape><draw:line draw:style-name="gr9" draw:text-style-name="P37" svg:x1="1.065cm" svg:y1="2.094cm" svg:x2="6.283cm" svg:y2="2.094cm"><text:p/></draw:line><draw:custom-shape draw:style-name="gr7" draw:text-style-name="P39" xml:id="id86" draw:id="id86" svg:width="2.46cm" svg:height="0.736cm" svg:x="2.183cm" svg:y="2.401cm"><text:p text:style-name="P38"><text:span text:style-name="T13">produits</text:span></text:p><draw:enhanced-geometry svg:viewBox="0 0 21600 21600" draw:type="rectangle" draw:enhanced-path="M 0 0 L 21600 0 21600 21600 0 21600 0 0 Z N"/></draw:custom-shape><draw:custom-shape draw:style-name="gr7" draw:text-style-name="P39" xml:id="id88" draw:id="id88" svg:width="2.611cm" svg:height="0.613cm" svg:x="2.107cm" svg:y="3.196cm"><text:p text:style-name="P38"><text:span text:style-name="T13">dashboard</text:span></text:p><draw:enhanced-geometry svg:viewBox="0 0 21600 21600" draw:type="rectangle" draw:enhanced-path="M 0 0 L 21600 0 21600 21600 0 21600 0 0 Z N"/></draw:custom-shape><draw:custom-shape draw:style-name="gr7" draw:text-style-name="P39" xml:id="id90" draw:id="id90" svg:width="3.28cm" svg:height="0.736cm" svg:x="1.959cm" svg:y="3.87cm"><text:p text:style-name="P38"><text:span text:style-name="T13">abonnements</text:span></text:p><draw:enhanced-geometry svg:viewBox="0 0 21600 21600" draw:type="rectangle" draw:enhanced-path="M 0 0 L 21600 0 21600 21600 0 21600 0 0 Z N"/></draw:custom-shape><draw:custom-shape draw:style-name="gr12" draw:text-style-name="P39" xml:id="id87" draw:id="id87" svg:width="3.58cm" svg:height="1.041cm" svg:x="10.382cm" svg:y="0.134cm"><text:p text:style-name="P38"><text:span text:style-name="T13">Produits_Admin</text:span></text:p><draw:enhanced-geometry svg:viewBox="0 0 21600 21600" draw:type="rectangle" draw:enhanced-path="M 0 0 L 21600 0 21600 21600 0 21600 0 0 Z N"/></draw:custom-shape><draw:custom-shape draw:style-name="gr12" draw:text-style-name="P39" xml:id="id89" draw:id="id89" svg:width="3.878cm" svg:height="1.167cm" svg:x="10.234cm" svg:y="1.97cm"><text:p text:style-name="P38"><text:span text:style-name="T13">DashBoard</text:span></text:p><draw:enhanced-geometry svg:viewBox="0 0 21600 21600" draw:type="rectangle" draw:enhanced-path="M 0 0 L 21600 0 21600 21600 0 21600 0 0 Z N"/></draw:custom-shape><draw:custom-shape draw:style-name="gr12" draw:text-style-name="P39" xml:id="id91" draw:id="id91" svg:width="4.25cm" svg:height="0.981cm" svg:x="10.01cm" svg:y="4.053cm"><text:p text:style-name="P38"><text:span text:style-name="T13">Abonnements</text:span></text:p><draw:enhanced-geometry svg:viewBox="0 0 21600 21600" draw:type="rectangle" draw:enhanced-path="M 0 0 L 21600 0 21600 21600 0 21600 0 0 Z N"/></draw:custom-shape><draw:connector draw:style-name="gr10" draw:text-style-name="P37" svg:x1="4.642cm" svg:y1="2.768cm" svg:x2="10.381cm" svg:y2="0.654cm" draw:start-shape="id86" draw:start-glue-point="1" draw:end-shape="id87" svg:d="m4642 2768h2868v-2114h2871" svg:viewBox="0 0 5741 2115"><text:p/></draw:connector><draw:connector draw:style-name="gr10" draw:text-style-name="P37" svg:x1="4.718cm" svg:y1="3.501cm" svg:x2="10.234cm" svg:y2="2.552cm" draw:start-shape="id88" draw:start-glue-point="1" draw:end-shape="id89" draw:end-glue-point="3" svg:d="m4718 3501h2757v-949h2759" svg:viewBox="0 0 5517 951"><text:p/></draw:connector><draw:connector draw:style-name="gr10" draw:text-style-name="P37" svg:x1="5.238cm" svg:y1="4.237cm" svg:x2="10.009cm" svg:y2="4.544cm" draw:start-shape="id90" draw:start-glue-point="1" draw:end-shape="id91" draw:end-glue-point="3" svg:d="m5238 4237h2383v307h2388" svg:viewBox="0 0 4773 309"><text:p/></draw:connector></draw:g></text:p>
      <text:p text:style-name="P20"/>
      <text:p text:style-name="P20"/>
      <text:p text:style-name="P20"/>
      <text:p text:style-name="P20"/>
      <text:p text:style-name="P20"/>
      <text:p text:style-name="P20"/>
      <text:p text:style-name="P20"/>
      <text:p text:style-name="P20"/>
      <text:h text:style-name="P33" text:outline-level="2">Page de consultation des abonnements</text:h>
      <text:p text:style-name="P20"><text:tab/>Dans la page de consultation des abonnements, l'administrateur peut aller vers les autres pages du c<text:span text:style-name="T9">ô</text:span>té administrateur, visualiser les détail<text:span text:style-name="T9">s</text:span> d'un abonnement particulier ou supprimer directement un abonnement.</text:p>
      <text:p text:style-name="P20"/>
      <text:p text:style-name="P20"/>
      <text:p text:style-name="P20"><draw:g text:anchor-type="paragraph" draw:z-index="80" draw:style-name="gr5"><draw:custom-shape draw:style-name="gr6" draw:text-style-name="P37" svg:width="5.532cm" svg:height="5.71cm" svg:x="1.833cm" svg:y="0.538cm"><text:p/><draw:enhanced-geometry svg:viewBox="0 0 21600 21600" draw:type="rectangle" draw:enhanced-path="M 0 0 L 21600 0 21600 21600 0 21600 0 0 Z N"/></draw:custom-shape><draw:custom-shape draw:style-name="gr7" draw:text-style-name="P39" svg:width="4.349cm" svg:height="0.893cm" svg:x="2.385cm" svg:y="0.838cm"><text:p text:style-name="P38"><text:span text:style-name="T13">Abonnements</text:span></text:p><draw:enhanced-geometry svg:viewBox="0 0 21600 21600" draw:type="rectangle" draw:enhanced-path="M 0 0 L 21600 0 21600 21600 0 21600 0 0 Z N"/></draw:custom-shape><draw:line draw:style-name="gr9" draw:text-style-name="P37" svg:x1="1.832cm" svg:y1="1.966cm" svg:x2="7.365cm" svg:y2="1.966cm"><text:p/></draw:line><draw:custom-shape draw:style-name="gr7" draw:text-style-name="P39" xml:id="id92" draw:id="id92" svg:width="2.61cm" svg:height="0.715cm" svg:x="3.018cm" svg:y="2.265cm"><text:p text:style-name="P38"><text:span text:style-name="T13">produits</text:span></text:p><draw:enhanced-geometry svg:viewBox="0 0 21600 21600" draw:type="rectangle" draw:enhanced-path="M 0 0 L 21600 0 21600 21600 0 21600 0 0 Z N"/></draw:custom-shape><draw:custom-shape draw:style-name="gr7" draw:text-style-name="P39" xml:id="id94" draw:id="id94" svg:width="2.768cm" svg:height="0.595cm" svg:x="2.939cm" svg:y="3.036cm"><text:p text:style-name="P38"><text:span text:style-name="T13">dashboard</text:span></text:p><draw:enhanced-geometry svg:viewBox="0 0 21600 21600" draw:type="rectangle" draw:enhanced-path="M 0 0 L 21600 0 21600 21600 0 21600 0 0 Z N"/></draw:custom-shape><draw:custom-shape draw:style-name="gr7" draw:text-style-name="P39" xml:id="id96" draw:id="id96" svg:width="3.32cm" svg:height="0.655cm" svg:x="2.701cm" svg:y="3.632cm"><text:p text:style-name="P38"><text:span text:style-name="T13">utilisateurs</text:span></text:p><draw:enhanced-geometry svg:viewBox="0 0 21600 21600" draw:type="rectangle" draw:enhanced-path="M 0 0 L 21600 0 21600 21600 0 21600 0 0 Z N"/></draw:custom-shape><draw:custom-shape draw:style-name="gr7" draw:text-style-name="P39" svg:width="3.479cm" svg:height="0.715cm" svg:x="2.78cm" svg:y="4.463cm"><text:p text:style-name="P38"><text:span text:style-name="T13">supprimer</text:span></text:p><draw:enhanced-geometry svg:viewBox="0 0 21600 21600" draw:type="rectangle" draw:enhanced-path="M 0 0 L 21600 0 21600 21600 0 21600 0 0 Z N"/></draw:custom-shape><draw:custom-shape draw:style-name="gr12" draw:text-style-name="P39" xml:id="id93" draw:id="id93" svg:width="3.793cm" svg:height="1.011cm" svg:x="11.713cm" svg:y="0.064cm"><text:p text:style-name="P38"><text:span text:style-name="T13">Produits_Admin</text:span></text:p><draw:enhanced-geometry svg:viewBox="0 0 21600 21600" draw:type="rectangle" draw:enhanced-path="M 0 0 L 21600 0 21600 21600 0 21600 0 0 Z N"/></draw:custom-shape><draw:custom-shape draw:style-name="gr12" draw:text-style-name="P39" xml:id="id95" draw:id="id95" svg:width="4.112cm" svg:height="1.131cm" svg:x="11.554cm" svg:y="1.847cm"><text:p text:style-name="P38"><text:span text:style-name="T13">DashBoard</text:span></text:p><draw:enhanced-geometry svg:viewBox="0 0 21600 21600" draw:type="rectangle" draw:enhanced-path="M 0 0 L 21600 0 21600 21600 0 21600 0 0 Z N"/></draw:custom-shape><draw:custom-shape draw:style-name="gr12" draw:text-style-name="P39" xml:id="id97" draw:id="id97" svg:width="3.795cm" svg:height="0.893cm" svg:x="11.792cm" svg:y="3.692cm"><text:p text:style-name="P38"><text:span text:style-name="T13">Utilisateurs</text:span></text:p><draw:enhanced-geometry svg:viewBox="0 0 21600 21600" draw:type="rectangle" draw:enhanced-path="M 0 0 L 21600 0 21600 21600 0 21600 0 0 Z N"/></draw:custom-shape><draw:connector draw:style-name="gr10" draw:text-style-name="P37" svg:x1="5.627cm" svg:y1="2.621cm" svg:x2="11.712cm" svg:y2="0.568cm" draw:start-shape="id92" draw:start-glue-point="1" draw:end-shape="id93" svg:d="m5627 2621h3041v-2053h3044" svg:viewBox="0 0 6087 2055"><text:p/></draw:connector><draw:connector draw:style-name="gr10" draw:text-style-name="P37" svg:x1="5.707cm" svg:y1="3.333cm" svg:x2="11.554cm" svg:y2="2.412cm" draw:start-shape="id94" draw:start-glue-point="1" draw:end-shape="id95" draw:end-glue-point="3" svg:d="m5707 3333h2921v-921h2926" svg:viewBox="0 0 5849 923"><text:p/></draw:connector><draw:connector draw:style-name="gr10" draw:text-style-name="P37" svg:x1="6.02cm" svg:y1="3.959cm" svg:x2="11.792cm" svg:y2="4.139cm" draw:start-shape="id96" draw:start-glue-point="1" draw:end-shape="id97" svg:d="m6020 3959h2884v180h2888" svg:viewBox="0 0 5773 182"><text:p/></draw:connector><draw:custom-shape draw:style-name="gr7" draw:text-style-name="P39" xml:id="id98" draw:id="id98" svg:width="5.06cm" svg:height="0.595cm" svg:x="2.069cm" svg:y="5.179cm"><text:p text:style-name="P38"><text:span text:style-name="T13">detailAbonnements</text:span></text:p><draw:enhanced-geometry svg:viewBox="0 0 21600 21600" draw:type="rectangle" draw:enhanced-path="M 0 0 L 21600 0 21600 21600 0 21600 0 0 Z N"/></draw:custom-shape><draw:custom-shape draw:style-name="gr12" draw:text-style-name="P39" xml:id="id99" draw:id="id99" svg:width="4.98cm" svg:height="1.25cm" svg:x="11.002cm" svg:y="5.296cm"><text:p text:style-name="P38"><text:span text:style-name="T13">Abonnement_Detail</text:span></text:p><draw:enhanced-geometry svg:viewBox="0 0 21600 21600" draw:type="rectangle" draw:enhanced-path="M 0 0 L 21600 0 21600 21600 0 21600 0 0 Z N"/></draw:custom-shape><draw:connector draw:style-name="gr10" draw:text-style-name="P37" svg:x1="7.128cm" svg:y1="5.476cm" svg:x2="11.001cm" svg:y2="5.921cm" draw:start-shape="id98" draw:start-glue-point="1" draw:end-shape="id99" svg:d="m7128 5476h1935v445h1938" svg:viewBox="0 0 3875 446"><text:p/></draw:connector></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3" text:outline-level="2"><text:soft-page-break/>Pop-up </text:h>
      <text:p text:style-name="P20"/>
      <text:p text:style-name="P20"><text:tab/>Comme les pop-up de la partie utilisateur, lors de la validation ou l’annulation, le focus retourne sur la page d’appel. Le fait d’ajouter une photo à un produit ne change pas le focus de page.</text:p>
      <text:p text:style-name="P20"><draw:g text:anchor-type="paragraph" draw:z-index="76" draw:style-name="gr5"><draw:custom-shape draw:style-name="gr6" draw:text-style-name="P37" svg:width="5.012cm" svg:height="3.1cm" svg:x="1.416cm" svg:y="1.164cm"><text:p/><draw:enhanced-geometry svg:viewBox="0 0 21600 21600" draw:type="rectangle" draw:enhanced-path="M 0 0 L 21600 0 21600 21600 0 21600 0 0 Z N"/></draw:custom-shape><draw:custom-shape draw:style-name="gr7" draw:text-style-name="P39" svg:width="3.297cm" svg:height="0.558cm" svg:x="2.102cm" svg:y="1.287cm"><text:p text:style-name="P38"><text:span text:style-name="T13">Saisie de produit</text:span></text:p><draw:enhanced-geometry svg:viewBox="0 0 21600 21600" draw:type="rectangle" draw:enhanced-path="M 0 0 L 21600 0 21600 21600 0 21600 0 0 Z N"/></draw:custom-shape><draw:custom-shape draw:style-name="gr7" draw:text-style-name="P39" xml:id="id70" draw:id="id70" svg:width="4.395cm" svg:height="0.435cm" svg:x="1.622cm" svg:y="2.217cm"><text:p text:style-name="P38"><text:span text:style-name="T13">ajouter</text:span></text:p><draw:enhanced-geometry svg:viewBox="0 0 21600 21600" draw:type="rectangle" draw:enhanced-path="M 0 0 L 21600 0 21600 21600 0 21600 0 0 Z N"/></draw:custom-shape><draw:custom-shape draw:style-name="gr7" draw:text-style-name="P39" xml:id="id68" draw:id="id68" svg:width="3.641cm" svg:height="0.496cm" svg:x="2.033cm" svg:y="2.838cm"><text:p text:style-name="P38"><text:span text:style-name="T13">annuler</text:span></text:p><draw:enhanced-geometry svg:viewBox="0 0 21600 21600" draw:type="rectangle" draw:enhanced-path="M 0 0 L 21600 0 21600 21600 0 21600 0 0 Z N"/></draw:custom-shape><draw:line draw:style-name="gr9" draw:text-style-name="P37" svg:x1="1.416cm" svg:y1="1.97cm" svg:x2="6.429cm" svg:y2="1.97cm"><text:p/></draw:line><draw:frame draw:style-name="gr21" draw:text-style-name="P41" xml:id="id69" draw:id="id69" svg:width="5.7cm" svg:height="1.389cm" svg:x="10.823cm" svg:y="2.303cm"><draw:text-box><text:p text:style-name="P40"><text:span text:style-name="T13">Retour vers page d'appel</text:span></text:p></draw:text-box></draw:frame><draw:connector draw:style-name="gr10" draw:text-style-name="P37" svg:x1="5.674cm" svg:y1="3.085cm" svg:x2="10.823cm" svg:y2="2.997cm" draw:start-shape="id68" draw:start-glue-point="1" draw:end-shape="id69" svg:d="m5674 3085h2576v-88h2573" svg:viewBox="0 0 5151 90"><text:p/></draw:connector><draw:connector draw:style-name="gr10" draw:text-style-name="P37" svg:x1="6.016cm" svg:y1="2.434cm" svg:x2="10.822cm" svg:y2="2.997cm" draw:start-shape="id70" draw:start-glue-point="1" draw:end-shape="id69" draw:end-glue-point="3" svg:d="m6016 2434h2402v563h2404" svg:viewBox="0 0 4808 564"><text:p/></draw:connector><draw:custom-shape draw:style-name="gr7" draw:text-style-name="P39" svg:width="3.777cm" svg:height="0.745cm" svg:x="2.033cm" svg:y="3.334cm"><text:p text:style-name="P38"><text:span text:style-name="T13">ajouter photo</text:span></text:p><draw:enhanced-geometry svg:viewBox="0 0 21600 21600" draw:type="rectangle" draw:enhanced-path="M 0 0 L 21600 0 21600 21600 0 21600 0 0 Z N"/></draw:custom-shape></draw:g></text:p>
      <text:p text:style-name="P20"/>
      <text:p text:style-name="P20"/>
      <text:p text:style-name="P20"/>
      <text:p text:style-name="P20"/>
      <text:p text:style-name="P20"/>
      <text:p text:style-name="P20"/>
      <text:p text:style-name="P20"/>
      <text:p text:style-name="P20"/>
      <text:p text:style-name="P20"><draw:g text:anchor-type="paragraph" draw:z-index="81" draw:style-name="gr5"><draw:custom-shape draw:style-name="gr6" draw:text-style-name="P37" svg:width="5.12cm" svg:height="2.61cm" svg:x="1.886cm" svg:y="0.69cm"><text:p/><draw:enhanced-geometry svg:viewBox="0 0 21600 21600" draw:type="rectangle" draw:enhanced-path="M 0 0 L 21600 0 21600 21600 0 21600 0 0 Z N"/></draw:custom-shape><draw:custom-shape draw:style-name="gr7" draw:text-style-name="P39" svg:width="4.682cm" svg:height="0.717cm" svg:x="2.177cm" svg:y="0.858cm"><text:p text:style-name="P38"><text:span text:style-name="T13">Abonnements_Detail</text:span></text:p><draw:enhanced-geometry svg:viewBox="0 0 21600 21600" draw:type="rectangle" draw:enhanced-path="M 0 0 L 21600 0 21600 21600 0 21600 0 0 Z N"/></draw:custom-shape><draw:line draw:style-name="gr9" draw:text-style-name="P37" svg:x1="1.885cm" svg:y1="1.531cm" svg:x2="7.004cm" svg:y2="1.531cm"><text:p/></draw:line><draw:custom-shape draw:style-name="gr7" draw:text-style-name="P39" xml:id="id100" draw:id="id100" svg:width="2.049cm" svg:height="0.632cm" svg:x="3.202cm" svg:y="1.741cm"><text:p text:style-name="P38"><text:span text:style-name="T13">éditer</text:span></text:p><draw:enhanced-geometry svg:viewBox="0 0 21600 21600" draw:type="rectangle" draw:enhanced-path="M 0 0 L 21600 0 21600 21600 0 21600 0 0 Z N"/></draw:custom-shape><draw:custom-shape draw:style-name="gr7" draw:text-style-name="P39" xml:id="id102" draw:id="id102" svg:width="3.437cm" svg:height="0.715cm" svg:x="2.544cm" svg:y="2.373cm"><text:p text:style-name="P38"><text:span text:style-name="T13">supprimer</text:span></text:p><draw:enhanced-geometry svg:viewBox="0 0 21600 21600" draw:type="rectangle" draw:enhanced-path="M 0 0 L 21600 0 21600 21600 0 21600 0 0 Z N"/></draw:custom-shape><draw:custom-shape draw:style-name="gr12" draw:text-style-name="P39" xml:id="id101" draw:id="id101" svg:width="3.95cm" svg:height="0.715cm" svg:x="10.076cm" svg:y="2.078cm"><text:p text:style-name="P38"><text:span text:style-name="T13">Abonnements</text:span></text:p><draw:enhanced-geometry svg:viewBox="0 0 21600 21600" draw:type="rectangle" draw:enhanced-path="M 0 0 L 21600 0 21600 21600 0 21600 0 0 Z N"/></draw:custom-shape><draw:connector draw:style-name="gr10" draw:text-style-name="P37" svg:x1="5.25cm" svg:y1="2.057cm" svg:x2="10.076cm" svg:y2="2.434cm" draw:start-shape="id100" draw:start-glue-point="1" draw:end-shape="id101" svg:d="m5250 2057h2412v377h2414" svg:viewBox="0 0 4828 379"><text:p/></draw:connector><draw:connector draw:style-name="gr10" draw:text-style-name="P37" svg:x1="5.98cm" svg:y1="2.729cm" svg:x2="10.075cm" svg:y2="2.434cm" draw:start-shape="id102" draw:start-glue-point="1" draw:end-shape="id101" draw:end-glue-point="3" svg:d="m5980 2729h2046v-295h2049" svg:viewBox="0 0 4098 296"><text:p/></draw:connector></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63"><draw:image xlink:href="Pictures/100002010000015E0000007069657746.png" xlink:type="simple" xlink:show="embed" xlink:actuate="onLoad"/></draw:frame><draw:rect text:anchor-type="paragraph" draw:z-index="15" draw:style-name="Mgr1" draw:text-style-name="MP2" svg:width="0.251cm" svg:height="29.699cm" svg:x="-2.002cm" svg:y="-2.002cm"><text:p/></draw:rect><draw:rect text:anchor-type="paragraph" draw:z-index="31" draw:style-name="Mgr2" draw:text-style-name="MP2" svg:width="3.315cm" svg:height="1.087cm" svg:x="15.683cm" svg:y="24.876cm"><text:p/></draw:rect><draw:rect text:anchor-type="paragraph" draw:z-index="47" draw:style-name="Mgr3" draw:text-style-name="MP2" svg:width="4.283cm" svg:height="1.304cm" svg:x="13.518cm" svg:y="-2.002cm"><text:p/></draw:rect></text:p>
      </style:header>
      <style:footer>
        <text:p text:style-name="MP3"><text:tab/><text:tab/><text:span text:style-name="MT1"><text:page-number text:select-page="current">16</text:page-number></text:span><text:span text:style-name="MT1">/</text:span><text:span text:style-name="MT1"><text:page-count>16</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0H25M53S</meta:editing-duration>
    <meta:editing-cycles>144</meta:editing-cycles>
    <meta:generator>LibreOffice/4.0.5.2$Windows_x86 LibreOffice_project/5464147a081647a250913f19c0715bca595af2f</meta:generator>
    <dc:date>2013-12-13T20:43:50.53</dc:date>
    <meta:print-date>2013-12-12T16:05:50.730000000</meta:print-date>
    <meta:document-statistic meta:table-count="1" meta:image-count="1" meta:object-count="0" meta:page-count="16" meta:paragraph-count="86" meta:word-count="1090" meta:character-count="6436" meta:non-whitespace-character-count="5374"/>
  </office:meta>
</office:document-meta>
</file>